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cm" fo:border="none"/>
    </style:style>
    <style:style style:name="P1" style:family="paragraph" style:parent-style-name="Text_20_body">
      <style:text-properties fo:font-style="italic" officeooo:rsid="00420aca" officeooo:paragraph-rsid="00420aca" style:font-style-asian="italic" style:font-style-complex="italic"/>
    </style:style>
    <style:style style:name="P2" style:family="paragraph" style:parent-style-name="Text_20_body">
      <style:text-properties fo:font-style="italic" fo:font-weight="bold" officeooo:rsid="00420aca" officeooo:paragraph-rsid="00420aca" style:font-style-asian="italic" style:font-weight-asian="bold" style:font-style-complex="italic" style:font-weight-complex="bold"/>
    </style:style>
    <style:style style:name="P3" style:family="paragraph" style:parent-style-name="Text_20_body">
      <style:text-properties fo:font-style="italic" fo:font-weight="normal" officeooo:rsid="0095742f" officeooo:paragraph-rsid="00962499" style:font-style-asian="italic" style:font-weight-asian="normal" style:font-style-complex="italic" style:font-weight-complex="normal"/>
    </style:style>
    <style:style style:name="P4" style:family="paragraph" style:parent-style-name="Text_20_body">
      <style:paragraph-properties fo:text-align="center" style:justify-single-word="false"/>
    </style:style>
    <style:style style:name="P5" style:family="paragraph" style:parent-style-name="Text_20_body">
      <style:text-properties officeooo:rsid="007cf8ff" officeooo:paragraph-rsid="007cf8ff"/>
    </style:style>
    <style:style style:name="P6" style:family="paragraph" style:parent-style-name="Text_20_body">
      <style:text-properties officeooo:paragraph-rsid="007cf8ff"/>
    </style:style>
    <style:style style:name="P7" style:family="paragraph" style:parent-style-name="Text_20_body">
      <style:text-properties officeooo:rsid="007ec7c5" officeooo:paragraph-rsid="007ec7c5"/>
    </style:style>
    <style:style style:name="P8" style:family="paragraph" style:parent-style-name="Text_20_body">
      <style:text-properties officeooo:rsid="007ec7c5" officeooo:paragraph-rsid="00962499"/>
    </style:style>
    <style:style style:name="P9" style:family="paragraph" style:parent-style-name="Text_20_body">
      <style:text-properties officeooo:rsid="007ec7c5" officeooo:paragraph-rsid="00990d88"/>
    </style:style>
    <style:style style:name="P10" style:family="paragraph" style:parent-style-name="Text_20_body">
      <style:text-properties officeooo:rsid="007f46e3" officeooo:paragraph-rsid="007f46e3"/>
    </style:style>
    <style:style style:name="P11" style:family="paragraph" style:parent-style-name="Text_20_body">
      <style:text-properties officeooo:rsid="007f46e3" officeooo:paragraph-rsid="008bfd8b"/>
    </style:style>
    <style:style style:name="P12" style:family="paragraph" style:parent-style-name="Text_20_body">
      <style:text-properties officeooo:paragraph-rsid="0082032e"/>
    </style:style>
    <style:style style:name="P13" style:family="paragraph" style:parent-style-name="Text_20_body">
      <style:text-properties officeooo:rsid="0082032e" officeooo:paragraph-rsid="0082032e"/>
    </style:style>
    <style:style style:name="P14" style:family="paragraph" style:parent-style-name="Text_20_body">
      <style:text-properties officeooo:rsid="0080bbed" officeooo:paragraph-rsid="0080bbed"/>
    </style:style>
    <style:style style:name="P15" style:family="paragraph" style:parent-style-name="Text_20_body">
      <style:text-properties officeooo:paragraph-rsid="00762ee0"/>
    </style:style>
    <style:style style:name="P16" style:family="paragraph" style:parent-style-name="Text_20_body">
      <style:text-properties officeooo:rsid="0089e4b0" officeooo:paragraph-rsid="0089e4b0"/>
    </style:style>
    <style:style style:name="P17" style:family="paragraph" style:parent-style-name="Text_20_body">
      <style:text-properties officeooo:rsid="008a759a" officeooo:paragraph-rsid="008a759a"/>
    </style:style>
    <style:style style:name="P18" style:family="paragraph" style:parent-style-name="Text_20_body">
      <style:text-properties officeooo:rsid="008bfd8b" officeooo:paragraph-rsid="008bfd8b"/>
    </style:style>
    <style:style style:name="P19" style:family="paragraph" style:parent-style-name="Text_20_body">
      <style:text-properties officeooo:paragraph-rsid="00803ab6"/>
    </style:style>
    <style:style style:name="P20" style:family="paragraph" style:parent-style-name="Text_20_body">
      <style:text-properties officeooo:rsid="00803ab6" officeooo:paragraph-rsid="00962499"/>
    </style:style>
    <style:style style:name="P21" style:family="paragraph" style:parent-style-name="Text_20_body">
      <style:text-properties officeooo:paragraph-rsid="00962499"/>
    </style:style>
    <style:style style:name="P22" style:family="paragraph" style:parent-style-name="Text_20_body">
      <style:text-properties officeooo:paragraph-rsid="007ec7c5"/>
    </style:style>
    <style:style style:name="P23" style:family="paragraph" style:parent-style-name="Text_20_body">
      <style:text-properties officeooo:rsid="00962499" officeooo:paragraph-rsid="00962499"/>
    </style:style>
    <style:style style:name="P24" style:family="paragraph" style:parent-style-name="Text_20_body">
      <style:text-properties officeooo:rsid="009e6782" officeooo:paragraph-rsid="009e6782"/>
    </style:style>
    <style:style style:name="P25" style:family="paragraph" style:parent-style-name="Text_20_body">
      <style:text-properties officeooo:paragraph-rsid="00a09169"/>
    </style:style>
    <style:style style:name="P26" style:family="paragraph" style:parent-style-name="Text_20_body">
      <style:text-properties officeooo:rsid="00a09169" officeooo:paragraph-rsid="00a09169"/>
    </style:style>
    <style:style style:name="P27" style:family="paragraph" style:parent-style-name="Text_20_body">
      <style:text-properties officeooo:rsid="00a0ace9" officeooo:paragraph-rsid="00a0ace9"/>
    </style:style>
    <style:style style:name="P28" style:family="paragraph" style:parent-style-name="Text_20_body">
      <style:text-properties officeooo:paragraph-rsid="00a3479f"/>
    </style:style>
    <style:style style:name="P29" style:family="paragraph" style:parent-style-name="Text_20_body">
      <style:text-properties officeooo:rsid="00a5c58c" officeooo:paragraph-rsid="00a5c58c"/>
    </style:style>
    <style:style style:name="P30" style:family="paragraph" style:parent-style-name="Text_20_body">
      <style:text-properties officeooo:paragraph-rsid="00a7dbcd"/>
    </style:style>
    <style:style style:name="P31" style:family="paragraph" style:parent-style-name="Text_20_body">
      <style:text-properties officeooo:rsid="00a7dbcd" officeooo:paragraph-rsid="00a7dbcd"/>
    </style:style>
    <style:style style:name="P32" style:family="paragraph" style:parent-style-name="Text_20_body">
      <style:text-properties officeooo:rsid="00a9b09e" officeooo:paragraph-rsid="00a9b09e"/>
    </style:style>
    <style:style style:name="P33" style:family="paragraph" style:parent-style-name="Text_20_body">
      <style:text-properties officeooo:rsid="00ab2d9d" officeooo:paragraph-rsid="00ab66ea"/>
    </style:style>
    <style:style style:name="P34" style:family="paragraph" style:parent-style-name="Text_20_body">
      <style:text-properties officeooo:paragraph-rsid="00ab66ea"/>
    </style:style>
    <style:style style:name="P35" style:family="paragraph" style:parent-style-name="Text_20_body">
      <style:text-properties officeooo:rsid="00ab66ea" officeooo:paragraph-rsid="00ab66ea"/>
    </style:style>
    <style:style style:name="P36" style:family="paragraph" style:parent-style-name="Text_20_body">
      <style:text-properties officeooo:rsid="00aca760" officeooo:paragraph-rsid="00aca760"/>
    </style:style>
    <style:style style:name="P37" style:family="paragraph" style:parent-style-name="Text_20_body">
      <style:text-properties officeooo:rsid="00aecc43" officeooo:paragraph-rsid="00aecc43"/>
    </style:style>
    <style:style style:name="P38" style:family="paragraph" style:parent-style-name="Text_20_body">
      <style:text-properties officeooo:paragraph-rsid="00aecc43"/>
    </style:style>
    <style:style style:name="P39" style:family="paragraph" style:parent-style-name="Text_20_body">
      <style:text-properties officeooo:paragraph-rsid="00af06a9"/>
    </style:style>
    <style:style style:name="P40" style:family="paragraph" style:parent-style-name="Subtitle">
      <style:text-properties officeooo:paragraph-rsid="002faebb"/>
    </style:style>
    <style:style style:name="P41" style:family="paragraph" style:parent-style-name="List_20_1">
      <style:text-properties officeooo:rsid="00420aca" officeooo:paragraph-rsid="00420aca"/>
    </style:style>
    <style:style style:name="P42" style:family="paragraph" style:parent-style-name="Text_20_body">
      <style:paragraph-properties fo:padding="0cm" fo:border="none" style:join-border="false"/>
      <style:text-properties officeooo:rsid="0040eb91" officeooo:paragraph-rsid="0040eb91"/>
    </style:style>
    <style:style style:name="P43" style:family="paragraph" style:parent-style-name="Text_20_body">
      <style:paragraph-properties fo:padding="0cm" fo:border="none" style:join-border="false"/>
      <style:text-properties officeooo:rsid="00412c19" officeooo:paragraph-rsid="00412c19"/>
    </style:style>
    <style:style style:name="P44" style:family="paragraph" style:parent-style-name="Text_20_body">
      <style:paragraph-properties fo:padding="0cm" fo:border="none" style:join-border="false"/>
      <style:text-properties officeooo:rsid="00420aca" officeooo:paragraph-rsid="00420aca"/>
    </style:style>
    <style:style style:name="P45" style:family="paragraph" style:parent-style-name="Text_20_body">
      <style:paragraph-properties fo:padding="0cm" fo:border="none" style:join-border="false"/>
      <style:text-properties fo:font-style="italic" officeooo:rsid="00420aca" officeooo:paragraph-rsid="00420aca" style:font-style-asian="italic" style:font-style-complex="italic"/>
    </style:style>
    <style:style style:name="P46" style:family="paragraph" style:parent-style-name="code">
      <style:paragraph-properties fo:padding="0cm" fo:border="none" style:join-border="false"/>
      <style:text-properties officeooo:paragraph-rsid="00420aca"/>
    </style:style>
    <style:style style:name="P47" style:family="paragraph" style:parent-style-name="code">
      <style:text-properties officeooo:paragraph-rsid="00420aca"/>
    </style:style>
    <style:style style:name="P48" style:family="paragraph" style:parent-style-name="code">
      <style:text-properties officeooo:paragraph-rsid="00962499"/>
    </style:style>
    <style:style style:name="P49" style:family="paragraph" style:parent-style-name="code">
      <style:text-properties officeooo:paragraph-rsid="009a7832"/>
    </style:style>
    <style:style style:name="P50" style:family="paragraph" style:parent-style-name="code">
      <style:text-properties officeooo:paragraph-rsid="009c3652"/>
    </style:style>
    <style:style style:name="P51" style:family="paragraph" style:parent-style-name="code">
      <style:paragraph-properties fo:margin-left="2.505cm" fo:margin-right="0cm" fo:text-indent="0cm" style:auto-text-indent="false"/>
    </style:style>
    <style:style style:name="P52" style:family="paragraph" style:parent-style-name="Heading_20_2">
      <style:text-properties officeooo:rsid="0073a5d1" officeooo:paragraph-rsid="0073a5d1"/>
    </style:style>
    <style:style style:name="P53" style:family="paragraph" style:parent-style-name="Heading_20_2">
      <style:text-properties officeooo:paragraph-rsid="0073a5d1"/>
    </style:style>
    <style:style style:name="P54" style:family="paragraph" style:parent-style-name="Heading_20_2">
      <style:text-properties officeooo:paragraph-rsid="00af06a9"/>
    </style:style>
    <style:style style:name="P55" style:family="paragraph" style:parent-style-name="Heading_20_3">
      <style:text-properties officeooo:rsid="00a5c58c" officeooo:paragraph-rsid="00a5c58c"/>
    </style:style>
    <style:style style:name="P56" style:family="paragraph" style:parent-style-name="Heading_20_3">
      <style:text-properties officeooo:rsid="0073e874" officeooo:paragraph-rsid="0073e874"/>
    </style:style>
    <style:style style:name="P57" style:family="paragraph" style:parent-style-name="Heading_20_3">
      <style:text-properties officeooo:paragraph-rsid="00962499"/>
    </style:style>
    <style:style style:name="P58" style:family="paragraph" style:parent-style-name="Heading_20_3">
      <style:text-properties officeooo:rsid="0073a5d1" officeooo:paragraph-rsid="0074981b"/>
    </style:style>
    <style:style style:name="P59" style:family="paragraph" style:parent-style-name="Heading_20_3">
      <style:text-properties officeooo:rsid="0080bbed" officeooo:paragraph-rsid="0080bbed"/>
    </style:style>
    <style:style style:name="P60" style:family="paragraph" style:parent-style-name="Heading_20_3">
      <style:text-properties officeooo:rsid="00412c19" officeooo:paragraph-rsid="00412c19"/>
    </style:style>
    <style:style style:name="P61" style:family="paragraph" style:parent-style-name="Heading_20_4">
      <style:text-properties officeooo:paragraph-rsid="00962499"/>
    </style:style>
    <style:style style:name="P62" style:family="paragraph" style:parent-style-name="Heading_20_4">
      <style:text-properties officeooo:rsid="00962499" officeooo:paragraph-rsid="00962499"/>
    </style:style>
    <style:style style:name="P63" style:family="paragraph" style:parent-style-name="Heading_20_4">
      <style:text-properties fo:font-style="normal" fo:font-weight="normal" officeooo:rsid="009c3652" officeooo:paragraph-rsid="009c3652" style:font-style-asian="normal" style:font-weight-asian="normal" style:font-style-complex="normal" style:font-weight-complex="normal"/>
    </style:style>
    <style:style style:name="P64" style:family="paragraph" style:parent-style-name="Heading_20_4">
      <style:text-properties officeooo:rsid="008c34ad" officeooo:paragraph-rsid="00a09169"/>
    </style:style>
    <style:style style:name="P65" style:family="paragraph" style:parent-style-name="Heading_20_4">
      <style:text-properties officeooo:paragraph-rsid="00a09169"/>
    </style:style>
    <style:style style:name="P66" style:family="paragraph" style:parent-style-name="Heading_20_4">
      <style:text-properties officeooo:paragraph-rsid="0074981b"/>
    </style:style>
    <style:style style:name="P67" style:family="paragraph" style:parent-style-name="Heading_20_5">
      <style:text-properties officeooo:paragraph-rsid="008bfd8b"/>
    </style:style>
    <style:style style:name="P68" style:family="paragraph" style:parent-style-name="List_20_1" style:list-style-name="L7">
      <style:text-properties officeooo:paragraph-rsid="00962499"/>
    </style:style>
    <style:style style:name="P69" style:family="paragraph" style:parent-style-name="List_20_1" style:list-style-name="L14"/>
    <style:style style:name="P70" style:family="paragraph" style:parent-style-name="List_20_1" style:list-style-name="L14">
      <style:text-properties officeooo:paragraph-rsid="00412c19"/>
    </style:style>
    <style:style style:name="P71" style:family="paragraph" style:parent-style-name="List_20_1" style:list-style-name="L14">
      <style:text-properties officeooo:rsid="00412c19" officeooo:paragraph-rsid="00412c19"/>
    </style:style>
    <style:style style:name="P72" style:family="paragraph" style:parent-style-name="List_20_1" style:list-style-name="L15">
      <style:text-properties officeooo:rsid="00412c19" officeooo:paragraph-rsid="00412c19"/>
    </style:style>
    <style:style style:name="P73" style:family="paragraph" style:parent-style-name="List_20_1" style:list-style-name="L16">
      <style:text-properties officeooo:rsid="00420aca" officeooo:paragraph-rsid="00420aca"/>
    </style:style>
    <style:style style:name="P74" style:family="paragraph" style:parent-style-name="List_20_1" style:list-style-name="L17">
      <style:text-properties officeooo:rsid="00420aca" officeooo:paragraph-rsid="00420aca"/>
    </style:style>
    <style:style style:name="P75" style:family="paragraph" style:parent-style-name="List_20_1" style:list-style-name="L18">
      <style:text-properties officeooo:rsid="00420aca" officeooo:paragraph-rsid="00420aca"/>
    </style:style>
    <style:style style:name="P76" style:family="paragraph" style:parent-style-name="Text_20_body" style:list-style-name="L1">
      <style:text-properties officeooo:paragraph-rsid="00a7dbcd"/>
    </style:style>
    <style:style style:name="P77" style:family="paragraph" style:parent-style-name="Text_20_body" style:list-style-name="L2">
      <style:text-properties officeooo:paragraph-rsid="00a9b09e"/>
    </style:style>
    <style:style style:name="P78" style:family="paragraph" style:parent-style-name="Text_20_body" style:list-style-name="L2">
      <style:text-properties officeooo:rsid="00ab2d9d" officeooo:paragraph-rsid="00ab2d9d"/>
    </style:style>
    <style:style style:name="P79" style:family="paragraph" style:parent-style-name="Text_20_body">
      <style:text-properties officeooo:rsid="00ab66ea" officeooo:paragraph-rsid="00ab66ea"/>
    </style:style>
    <style:style style:name="P80" style:family="paragraph" style:parent-style-name="Text_20_body" style:list-style-name="L3">
      <style:text-properties officeooo:rsid="00ab66ea" officeooo:paragraph-rsid="00ab66ea"/>
    </style:style>
    <style:style style:name="P81" style:family="paragraph" style:parent-style-name="Text_20_body" style:list-style-name="L3">
      <style:text-properties officeooo:rsid="00a9b09e" officeooo:paragraph-rsid="00a9b09e"/>
    </style:style>
    <style:style style:name="P82" style:family="paragraph" style:parent-style-name="Text_20_body" style:list-style-name="L4">
      <style:text-properties officeooo:rsid="007cf8ff" officeooo:paragraph-rsid="007cf8ff"/>
    </style:style>
    <style:style style:name="P83" style:family="paragraph" style:parent-style-name="Text_20_body" style:list-style-name="L5">
      <style:text-properties officeooo:rsid="007cf8ff" officeooo:paragraph-rsid="007cf8ff"/>
    </style:style>
    <style:style style:name="P84" style:family="paragraph" style:parent-style-name="Text_20_body" style:list-style-name="L6">
      <style:text-properties officeooo:paragraph-rsid="00962499"/>
    </style:style>
    <style:style style:name="P85" style:family="paragraph" style:parent-style-name="Text_20_body" style:list-style-name="L7">
      <style:text-properties officeooo:paragraph-rsid="00962499"/>
    </style:style>
    <style:style style:name="P86" style:family="paragraph" style:parent-style-name="Text_20_body" style:list-style-name="L7">
      <style:text-properties officeooo:rsid="008e2d4a" officeooo:paragraph-rsid="00962499"/>
    </style:style>
    <style:style style:name="P87" style:family="paragraph" style:parent-style-name="Text_20_body" style:list-style-name="L7">
      <style:text-properties officeooo:rsid="008ef807" officeooo:paragraph-rsid="009a7832"/>
    </style:style>
    <style:style style:name="P88" style:family="paragraph" style:parent-style-name="Text_20_body" style:list-style-name="L7">
      <style:text-properties officeooo:rsid="009a7832" officeooo:paragraph-rsid="009a7832"/>
    </style:style>
    <style:style style:name="P89" style:family="paragraph" style:parent-style-name="Text_20_body" style:list-style-name="L8">
      <style:text-properties officeooo:paragraph-rsid="009c3652"/>
    </style:style>
    <style:style style:name="P90" style:family="paragraph" style:parent-style-name="Text_20_body" style:list-style-name="L8">
      <style:text-properties officeooo:rsid="009c3652" officeooo:paragraph-rsid="009c3652"/>
    </style:style>
    <style:style style:name="P91" style:family="paragraph" style:parent-style-name="Text_20_body" style:list-style-name="L8">
      <style:text-properties officeooo:rsid="009def78" officeooo:paragraph-rsid="009def78"/>
    </style:style>
    <style:style style:name="P92" style:family="paragraph" style:parent-style-name="Text_20_body" style:list-style-name="L9">
      <style:text-properties officeooo:paragraph-rsid="008c34ad"/>
    </style:style>
    <style:style style:name="P93" style:family="paragraph" style:parent-style-name="Text_20_body" style:list-style-name="L9">
      <style:text-properties officeooo:rsid="007f46e3" officeooo:paragraph-rsid="008c34ad"/>
    </style:style>
    <style:style style:name="P94" style:family="paragraph" style:parent-style-name="Text_20_body" style:list-style-name="L9">
      <style:text-properties officeooo:rsid="008c34ad" officeooo:paragraph-rsid="008c34ad"/>
    </style:style>
    <style:style style:name="P95" style:family="paragraph" style:parent-style-name="Text_20_body" style:list-style-name="L10">
      <style:text-properties officeooo:rsid="008c34ad" officeooo:paragraph-rsid="008c34ad"/>
    </style:style>
    <style:style style:name="P96" style:family="paragraph" style:parent-style-name="Text_20_body" style:list-style-name="L11">
      <style:text-properties officeooo:paragraph-rsid="00a09169"/>
    </style:style>
    <style:style style:name="P97" style:family="paragraph" style:parent-style-name="Text_20_body" style:list-style-name="L11">
      <style:text-properties officeooo:rsid="00a09169" officeooo:paragraph-rsid="00a09169"/>
    </style:style>
    <style:style style:name="P98" style:family="paragraph" style:parent-style-name="Text_20_body" style:list-style-name="L12">
      <style:text-properties officeooo:rsid="00834697" officeooo:paragraph-rsid="00834697"/>
    </style:style>
    <style:style style:name="P99" style:family="paragraph" style:parent-style-name="Text_20_body" style:list-style-name="L13">
      <style:text-properties officeooo:paragraph-rsid="00a3479f"/>
    </style:style>
    <style:style style:name="P100" style:family="paragraph" style:parent-style-name="Text_20_body">
      <style:paragraph-properties>
        <style:tab-stops>
          <style:tab-stop style:position="8.103cm"/>
        </style:tab-stops>
      </style:paragraph-properties>
      <style:text-properties officeooo:paragraph-rsid="007a10ec"/>
    </style:style>
    <style:style style:name="P101" style:family="paragraph" style:parent-style-name="Text_20_body" style:list-style-name="L16">
      <style:paragraph-properties fo:padding="0cm" fo:border="none" style:join-border="false"/>
      <style:text-properties officeooo:rsid="00420aca" officeooo:paragraph-rsid="00420aca"/>
    </style:style>
    <style:style style:name="T1" style:family="text">
      <style:text-properties fo:font-weight="bold" officeooo:rsid="00309594" style:font-weight-asian="bold" style:font-weight-complex="bold"/>
    </style:style>
    <style:style style:name="T2" style:family="text">
      <style:text-properties fo:font-size="10pt" officeooo:rsid="00309594" style:font-size-asian="10pt" style:font-size-complex="10pt"/>
    </style:style>
    <style:style style:name="T3" style:family="text">
      <style:text-properties fo:font-size="10pt" officeooo:rsid="008705a2" style:font-size-asian="10pt" style:font-size-complex="10pt"/>
    </style:style>
    <style:style style:name="T4" style:family="text">
      <style:text-properties fo:font-size="10pt" fo:font-style="normal" officeooo:rsid="002faebb" style:font-size-asian="10pt" style:font-style-asian="normal" style:font-size-complex="10pt" style:font-style-complex="normal"/>
    </style:style>
    <style:style style:name="T5" style:family="text">
      <style:text-properties fo:font-size="10pt" fo:font-style="normal" officeooo:rsid="00309594" style:font-size-asian="10pt" style:font-style-asian="normal" style:font-size-complex="10pt" style:font-style-complex="normal"/>
    </style:style>
    <style:style style:name="T6" style:family="text">
      <style:text-properties fo:font-size="10pt" fo:font-style="normal" officeooo:rsid="005e63db" style:font-size-asian="10pt" style:font-style-asian="normal" style:font-size-complex="10pt" style:font-style-complex="normal"/>
    </style:style>
    <style:style style:name="T7" style:family="text">
      <style:text-properties fo:font-size="10pt" fo:font-style="normal" officeooo:rsid="00a5c58c" style:font-size-asian="10pt" style:font-style-asian="normal" style:font-size-complex="10pt" style:font-style-complex="normal"/>
    </style:style>
    <style:style style:name="T8" style:family="text">
      <style:text-properties fo:font-size="10pt" officeooo:rsid="00859de5"/>
    </style:style>
    <style:style style:name="T9" style:family="text">
      <style:text-properties fo:font-size="10pt" officeooo:rsid="008c8c87"/>
    </style:style>
    <style:style style:name="T10" style:family="text">
      <style:text-properties fo:font-size="10pt" officeooo:rsid="00962499"/>
    </style:style>
    <style:style style:name="T11" style:family="text">
      <style:text-properties fo:font-size="10pt" officeooo:rsid="00a09169"/>
    </style:style>
    <style:style style:name="T12" style:family="text">
      <style:text-properties officeooo:rsid="00309594"/>
    </style:style>
    <style:style style:name="T13" style:family="text">
      <style:text-properties officeooo:rsid="003aaa43"/>
    </style:style>
    <style:style style:name="T14" style:family="text">
      <style:text-properties officeooo:rsid="00412c19"/>
    </style:style>
    <style:style style:name="T15" style:family="text">
      <style:text-properties officeooo:rsid="00420aca"/>
    </style:style>
    <style:style style:name="T16" style:family="text">
      <style:text-properties officeooo:rsid="004d4e61"/>
    </style:style>
    <style:style style:name="T17" style:family="text">
      <style:text-properties officeooo:rsid="005e63db"/>
    </style:style>
    <style:style style:name="T18" style:family="text">
      <style:text-properties style:font-name="Liberation Sans" fo:font-size="18.2000007629395pt" fo:font-weight="bold" officeooo:rsid="005e63db" style:font-name-asian="Droid Sans Fallback" style:font-size-asian="18.2000007629395pt" style:font-weight-asian="bold" style:font-name-complex="FreeSans" style:font-size-complex="18.2000007629395pt" style:font-weight-complex="bold"/>
    </style:style>
    <style:style style:name="T19" style:family="text">
      <style:text-properties style:font-name="Liberation Sans" fo:font-size="18.2000007629395pt" fo:font-weight="bold" officeooo:rsid="008705a2" style:font-name-asian="Droid Sans Fallback" style:font-size-asian="18.2000007629395pt" style:font-weight-asian="bold" style:font-name-complex="FreeSans" style:font-size-complex="18.2000007629395pt" style:font-weight-complex="bold"/>
    </style:style>
    <style:style style:name="T20" style:family="text">
      <style:text-properties style:font-name="Liberation Sans" fo:font-size="11.1999998092651pt" fo:font-style="italic" fo:font-weight="bold" officeooo:rsid="00853187" style:font-name-asian="Droid Sans Fallback" style:font-size-asian="13.3000001907349pt" style:font-style-asian="italic" style:font-weight-asian="bold" style:font-name-complex="FreeSans" style:font-size-complex="13.3000001907349pt" style:font-style-complex="italic" style:font-weight-complex="bold"/>
    </style:style>
    <style:style style:name="T21" style:family="text">
      <style:text-properties style:font-name="Liberation Sans" fo:font-size="10pt" fo:font-style="italic" fo:font-weight="bold" officeooo:rsid="00a04b8e" style:font-name-asian="Droid Sans Fallback" style:font-size-asian="11.8999996185303pt" style:font-style-asian="italic" style:font-weight-asian="bold" style:font-name-complex="FreeSans" style:font-size-complex="11.8999996185303pt" style:font-style-complex="italic" style:font-weight-complex="600"/>
    </style:style>
    <style:style style:name="T22" style:family="text">
      <style:text-properties style:font-name="Liberation Sans1" fo:font-size="10pt" officeooo:rsid="007cf8ff" style:font-size-asian="10.5pt"/>
    </style:style>
    <style:style style:name="T23" style:family="text">
      <style:text-properties style:font-name="Liberation Sans1" fo:font-size="10pt" officeooo:rsid="0082032e" style:font-size-asian="10.5pt"/>
    </style:style>
    <style:style style:name="T24" style:family="text">
      <style:text-properties style:font-name="Liberation Sans1" fo:font-size="10pt" officeooo:rsid="0083666b" style:font-size-asian="10.5pt"/>
    </style:style>
    <style:style style:name="T25" style:family="text">
      <style:text-properties style:font-name="Liberation Sans1" fo:font-size="10pt" officeooo:rsid="008705a2" style:font-size-asian="10.5pt"/>
    </style:style>
    <style:style style:name="T26" style:family="text">
      <style:text-properties style:font-name="Liberation Sans1" fo:font-size="10pt" officeooo:rsid="008bfd8b" style:font-size-asian="10.5pt"/>
    </style:style>
    <style:style style:name="T27" style:family="text">
      <style:text-properties style:font-name="Liberation Sans1" fo:font-size="10pt" officeooo:rsid="008c8c87" style:font-size-asian="10.5pt"/>
    </style:style>
    <style:style style:name="T28" style:family="text">
      <style:text-properties style:font-name="Liberation Sans1" fo:font-size="10pt" officeooo:rsid="00905e96" style:font-size-asian="10.5pt"/>
    </style:style>
    <style:style style:name="T29" style:family="text">
      <style:text-properties style:font-name="Liberation Sans1" fo:font-size="10pt" officeooo:rsid="009141a8" style:font-size-asian="10.5pt"/>
    </style:style>
    <style:style style:name="T30" style:family="text">
      <style:text-properties style:font-name="Liberation Sans1" fo:font-size="10pt" officeooo:rsid="0093baab" style:font-size-asian="10.5pt"/>
    </style:style>
    <style:style style:name="T31" style:family="text">
      <style:text-properties style:font-name="Liberation Sans1" fo:font-size="10pt" officeooo:rsid="00990d88" style:font-size-asian="10.5pt"/>
    </style:style>
    <style:style style:name="T32" style:family="text">
      <style:text-properties style:font-name="Liberation Sans1" fo:font-size="10pt" officeooo:rsid="00a04b8e" style:font-size-asian="10.5pt"/>
    </style:style>
    <style:style style:name="T33" style:family="text">
      <style:text-properties style:font-name="Liberation Sans1" fo:font-size="10pt" officeooo:rsid="00a09169" style:font-size-asian="10.5pt"/>
    </style:style>
    <style:style style:name="T34" style:family="text">
      <style:text-properties style:font-name="Liberation Sans1" fo:font-size="10pt" officeooo:rsid="00a9b09e" style:font-size-asian="10.5pt"/>
    </style:style>
    <style:style style:name="T35" style:family="text">
      <style:text-properties style:font-name="Liberation Sans1" fo:font-size="10pt" officeooo:rsid="00ab2d9d" style:font-size-asian="10.5pt"/>
    </style:style>
    <style:style style:name="T36" style:family="text">
      <style:text-properties style:font-name="Liberation Sans1" fo:font-size="10pt" officeooo:rsid="00aecc43" style:font-size-asian="10.5pt"/>
    </style:style>
    <style:style style:name="T37" style:family="text">
      <style:text-properties style:font-name="Liberation Sans1" fo:font-size="10pt" fo:font-style="normal" fo:font-weight="normal" officeooo:rsid="0095742f" style:font-size-asian="10.5pt" style:font-style-asian="normal" style:font-weight-asian="normal" style:font-style-complex="normal" style:font-weight-complex="normal"/>
    </style:style>
    <style:style style:name="T38" style:family="text">
      <style:text-properties style:font-name="Liberation Sans1" fo:font-size="10pt" fo:font-style="normal" fo:font-weight="normal" officeooo:rsid="009d44d8" style:font-size-asian="10.5pt" style:font-style-asian="normal" style:font-weight-asian="normal" style:font-style-complex="normal" style:font-weight-complex="normal"/>
    </style:style>
    <style:style style:name="T39" style:family="text">
      <style:text-properties style:font-name="Liberation Sans1" fo:font-size="10pt" fo:font-style="italic" fo:font-weight="normal" officeooo:rsid="009a7832" style:font-size-asian="10.5pt" style:font-style-asian="italic" style:font-weight-asian="normal" style:font-style-complex="italic" style:font-weight-complex="normal"/>
    </style:style>
    <style:style style:name="T40" style:family="text">
      <style:text-properties style:font-name="Liberation Sans1" fo:font-size="10pt" fo:font-style="italic" fo:font-weight="normal" officeooo:rsid="009c3652" style:font-size-asian="10.5pt" style:font-style-asian="italic" style:font-weight-asian="normal" style:font-style-complex="italic" style:font-weight-complex="normal"/>
    </style:style>
    <style:style style:name="T41" style:family="text">
      <style:text-properties officeooo:rsid="0073a5d1"/>
    </style:style>
    <style:style style:name="T42" style:family="text">
      <style:text-properties officeooo:rsid="0073e874"/>
    </style:style>
    <style:style style:name="T43" style:family="text">
      <style:text-properties style:font-name="DejaVu Sans Mono" fo:font-size="8pt" officeooo:rsid="00762ee0" style:font-size-asian="8pt" style:font-size-complex="8pt"/>
    </style:style>
    <style:style style:name="T44" style:family="text">
      <style:text-properties style:font-name="DejaVu Sans Mono" fo:font-size="8pt" officeooo:rsid="0079b60b" style:font-size-asian="8pt" style:font-size-complex="8pt"/>
    </style:style>
    <style:style style:name="T45" style:family="text">
      <style:text-properties style:font-name="DejaVu Sans Mono" fo:font-size="8pt" officeooo:rsid="00786ff8" style:font-size-asian="8pt" style:font-size-complex="8pt"/>
    </style:style>
    <style:style style:name="T46" style:family="text">
      <style:text-properties style:font-name="DejaVu Sans Mono" fo:font-size="8pt" officeooo:rsid="007a10ec" style:font-size-asian="8pt" style:font-size-complex="8pt"/>
    </style:style>
    <style:style style:name="T47" style:family="text">
      <style:text-properties style:font-name="DejaVu Sans Mono" fo:font-size="8pt" officeooo:rsid="00a38418" style:font-size-asian="8pt" style:font-size-complex="8pt"/>
    </style:style>
    <style:style style:name="T48" style:family="text">
      <style:text-properties style:font-name="DejaVu Sans Mono" fo:font-size="8pt" officeooo:rsid="00b0981f" style:font-size-asian="8pt" style:font-size-complex="8pt"/>
    </style:style>
    <style:style style:name="T49" style:family="text">
      <style:text-properties style:font-name="DejaVu Sans Mono" fo:font-size="8pt" officeooo:rsid="00b09e5c" style:font-size-asian="8pt" style:font-size-complex="8pt"/>
    </style:style>
    <style:style style:name="T50" style:family="text">
      <style:text-properties style:font-name="DejaVu Sans Mono" fo:font-size="8pt" fo:font-weight="bold" officeooo:rsid="00762ee0" style:font-size-asian="8pt" style:font-weight-asian="bold" style:font-size-complex="8pt" style:font-weight-complex="bold"/>
    </style:style>
    <style:style style:name="T51" style:family="text">
      <style:text-properties style:font-name="DejaVu Sans Mono" fo:font-size="8pt" fo:font-weight="bold" officeooo:rsid="0079b60b" style:font-size-asian="8pt" style:font-weight-asian="bold" style:font-size-complex="8pt" style:font-weight-complex="bold"/>
    </style:style>
    <style:style style:name="T52" style:family="text">
      <style:text-properties style:font-name="DejaVu Sans Mono" fo:font-size="8pt" fo:font-weight="normal" officeooo:rsid="00762ee0" style:font-size-asian="8pt" style:font-weight-asian="normal" style:font-size-complex="8pt" style:font-weight-complex="normal"/>
    </style:style>
    <style:style style:name="T53" style:family="text">
      <style:text-properties style:font-name="DejaVu Sans Mono" fo:font-size="8pt" fo:font-weight="normal" officeooo:rsid="007a10ec" style:font-size-asian="8pt" style:font-weight-asian="normal" style:font-size-complex="8pt" style:font-weight-complex="normal"/>
    </style:style>
    <style:style style:name="T54" style:family="text">
      <style:text-properties style:font-name="DejaVu Sans Mono" fo:font-size="8pt" fo:font-weight="normal" officeooo:rsid="00a38418" style:font-size-asian="8pt" style:font-weight-asian="normal" style:font-size-complex="8pt" style:font-weight-complex="normal"/>
    </style:style>
    <style:style style:name="T55" style:family="text">
      <style:text-properties officeooo:rsid="007cf8ff"/>
    </style:style>
    <style:style style:name="T56" style:family="text">
      <style:text-properties officeooo:rsid="007ec7c5"/>
    </style:style>
    <style:style style:name="T57" style:family="text">
      <style:text-properties officeooo:rsid="007f46e3"/>
    </style:style>
    <style:style style:name="T58" style:family="text">
      <style:text-properties officeooo:rsid="0082032e"/>
    </style:style>
    <style:style style:name="T59" style:family="text">
      <style:text-properties officeooo:rsid="00834697"/>
    </style:style>
    <style:style style:name="T60" style:family="text">
      <style:text-properties officeooo:rsid="0083666b"/>
    </style:style>
    <style:style style:name="T61" style:family="text">
      <style:text-properties officeooo:rsid="00853187"/>
    </style:style>
    <style:style style:name="T62" style:family="text">
      <style:text-properties officeooo:rsid="00859de5"/>
    </style:style>
    <style:style style:name="T63" style:family="text">
      <style:text-properties officeooo:rsid="008705a2"/>
    </style:style>
    <style:style style:name="T64" style:family="text">
      <style:text-properties officeooo:rsid="00762ee0"/>
    </style:style>
    <style:style style:name="T65" style:family="text">
      <style:text-properties officeooo:rsid="00880d74"/>
    </style:style>
    <style:style style:name="T66" style:family="text">
      <style:text-properties officeooo:rsid="0089e4b0"/>
    </style:style>
    <style:style style:name="T67" style:family="text">
      <style:text-properties officeooo:rsid="008bfd8b"/>
    </style:style>
    <style:style style:name="T68" style:family="text">
      <style:text-properties fo:font-style="italic" style:font-style-asian="italic" style:font-style-complex="italic"/>
    </style:style>
    <style:style style:name="T69" style:family="text">
      <style:text-properties fo:font-style="italic" officeooo:rsid="008bfd8b" style:font-style-asian="italic" style:font-style-complex="italic"/>
    </style:style>
    <style:style style:name="T70" style:family="text">
      <style:text-properties fo:font-style="italic" officeooo:rsid="008c8c87" style:font-style-asian="italic" style:font-style-complex="italic"/>
    </style:style>
    <style:style style:name="T71" style:family="text">
      <style:text-properties fo:font-style="italic" officeooo:rsid="00803ab6" style:font-style-asian="italic" style:font-style-complex="italic"/>
    </style:style>
    <style:style style:name="T72" style:family="text">
      <style:text-properties fo:font-style="italic" officeooo:rsid="00990d88" style:font-style-asian="italic" style:font-style-complex="italic"/>
    </style:style>
    <style:style style:name="T73" style:family="text">
      <style:text-properties fo:font-style="italic" officeooo:rsid="009a7832" style:font-style-asian="italic" style:font-style-complex="italic"/>
    </style:style>
    <style:style style:name="T74" style:family="text">
      <style:text-properties fo:font-style="italic" officeooo:rsid="00a09169" style:font-style-asian="italic" style:font-style-complex="italic"/>
    </style:style>
    <style:style style:name="T75" style:family="text">
      <style:text-properties fo:font-style="italic" fo:font-weight="normal" officeooo:rsid="0093baab" style:font-style-asian="italic" style:font-weight-asian="normal" style:font-style-complex="italic" style:font-weight-complex="normal"/>
    </style:style>
    <style:style style:name="T76" style:family="text">
      <style:text-properties officeooo:rsid="008c34ad"/>
    </style:style>
    <style:style style:name="T77" style:family="text">
      <style:text-properties officeooo:rsid="008c8c87"/>
    </style:style>
    <style:style style:name="T78" style:family="text">
      <style:text-properties officeooo:rsid="00803ab6"/>
    </style:style>
    <style:style style:name="T79" style:family="text">
      <style:text-properties officeooo:rsid="008e2d4a"/>
    </style:style>
    <style:style style:name="T80" style:family="text">
      <style:text-properties officeooo:rsid="008ef807"/>
    </style:style>
    <style:style style:name="T81" style:family="text">
      <style:text-properties officeooo:rsid="0093baab"/>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fo:font-style="normal" fo:font-weight="normal" officeooo:rsid="00944836" style:font-style-asian="normal" style:font-weight-asian="normal" style:font-style-complex="normal" style:font-weight-complex="normal"/>
    </style:style>
    <style:style style:name="T84" style:family="text">
      <style:text-properties fo:font-style="normal" fo:font-weight="normal" officeooo:rsid="0095742f" style:font-style-asian="normal" style:font-weight-asian="normal" style:font-style-complex="normal" style:font-weight-complex="normal"/>
    </style:style>
    <style:style style:name="T85" style:family="text">
      <style:text-properties fo:font-style="normal" fo:font-weight="normal" officeooo:rsid="00962499" style:font-style-asian="normal" style:font-weight-asian="normal" style:font-style-complex="normal" style:font-weight-complex="normal"/>
    </style:style>
    <style:style style:name="T86" style:family="text">
      <style:text-properties fo:font-style="normal" fo:font-weight="normal" officeooo:rsid="00990d88" style:font-style-asian="normal" style:font-weight-asian="normal" style:font-style-complex="normal" style:font-weight-complex="normal"/>
    </style:style>
    <style:style style:name="T87" style:family="text">
      <style:text-properties fo:font-style="normal" fo:font-weight="normal" officeooo:rsid="009c3652" style:font-style-asian="normal" style:font-weight-asian="normal" style:font-style-complex="normal" style:font-weight-complex="normal"/>
    </style:style>
    <style:style style:name="T88" style:family="text">
      <style:text-properties fo:font-style="normal" fo:font-weight="normal" officeooo:rsid="009d44d8" style:font-style-asian="normal" style:font-weight-asian="normal" style:font-style-complex="normal" style:font-weight-complex="normal"/>
    </style:style>
    <style:style style:name="T89" style:family="text">
      <style:text-properties fo:font-style="normal" style:font-style-asian="normal" style:font-weight-asian="normal" style:font-style-complex="normal" style:font-weight-complex="normal"/>
    </style:style>
    <style:style style:name="T90" style:family="text">
      <style:text-properties fo:font-style="normal" officeooo:rsid="0095742f" style:font-style-asian="normal" style:font-weight-asian="normal" style:font-style-complex="normal" style:font-weight-complex="normal"/>
    </style:style>
    <style:style style:name="T91" style:family="text">
      <style:text-properties fo:font-style="normal" officeooo:rsid="009c3652" style:font-style-asian="normal" style:font-weight-asian="normal" style:font-style-complex="normal" style:font-weight-complex="normal"/>
    </style:style>
    <style:style style:name="T92" style:family="text">
      <style:text-properties fo:font-style="normal" officeooo:rsid="009d44d8" style:font-style-asian="normal" style:font-weight-asian="normal" style:font-style-complex="normal" style:font-weight-complex="normal"/>
    </style:style>
    <style:style style:name="T93" style:family="text">
      <style:text-properties officeooo:rsid="00962499"/>
    </style:style>
    <style:style style:name="T94" style:family="text">
      <style:text-properties officeooo:rsid="0098a5c2"/>
    </style:style>
    <style:style style:name="T95" style:family="text">
      <style:text-properties officeooo:rsid="00990d88"/>
    </style:style>
    <style:style style:name="T96" style:family="text">
      <style:text-properties officeooo:rsid="009a7832"/>
    </style:style>
    <style:style style:name="T97" style:family="text">
      <style:text-properties officeooo:rsid="009c3652"/>
    </style:style>
    <style:style style:name="T98" style:family="text">
      <style:text-properties officeooo:rsid="00a04b8e"/>
    </style:style>
    <style:style style:name="T99" style:family="text">
      <style:text-properties officeooo:rsid="00a09169"/>
    </style:style>
    <style:style style:name="T100" style:family="text">
      <style:text-properties officeooo:rsid="00a24012"/>
    </style:style>
    <style:style style:name="T101" style:family="text">
      <style:text-properties officeooo:rsid="00a3479f"/>
    </style:style>
    <style:style style:name="T102" style:family="text">
      <style:text-properties officeooo:rsid="00a42d2a"/>
    </style:style>
    <style:style style:name="T103" style:family="text">
      <style:text-properties officeooo:rsid="00a5c58c"/>
    </style:style>
    <style:style style:name="T104" style:family="text">
      <style:text-properties officeooo:rsid="00a7c435"/>
    </style:style>
    <style:style style:name="T105" style:family="text">
      <style:text-properties officeooo:rsid="00a7dbcd"/>
    </style:style>
    <style:style style:name="T106" style:family="text">
      <style:text-properties officeooo:rsid="00a9b09e"/>
    </style:style>
    <style:style style:name="T107" style:family="text">
      <style:text-properties officeooo:rsid="00ab2d9d"/>
    </style:style>
    <style:style style:name="T108" style:family="text">
      <style:text-properties officeooo:rsid="00ab66ea"/>
    </style:style>
    <style:style style:name="T109" style:family="text">
      <style:text-properties officeooo:rsid="00abef87"/>
    </style:style>
    <style:style style:name="T110" style:family="text">
      <style:text-properties officeooo:rsid="00aca760"/>
    </style:style>
    <style:style style:name="T111" style:family="text">
      <style:text-properties officeooo:rsid="00ae8c1c"/>
    </style:style>
    <style:style style:name="T112" style:family="text">
      <style:text-properties officeooo:rsid="00aecc43"/>
    </style:style>
    <style:style style:name="T113" style:family="text">
      <style:text-properties officeooo:rsid="00b09e5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ramc – Version <text:span text:style-name="T18">3.</text:span><text:span text:style-name="T19">6</text:span><text:span text:style-name="T13"> </text:span><text:span text:style-name="T2">(</text:span><text:span text:style-name="T3">Janvier </text:span><text:span text:style-name="T4">20</text:span><text:span text:style-name="T6">2</text:span><text:span text:style-name="T7">2</text:span><text:span text:style-name="T5">)</text:span></text:h>
      <text:p text:style-name="P40">Gestion des Ressources et leur Attribution pour Mésocentres de Calcul<text:line-break/><text:span text:style-name="T41">Documentation développeurs</text:span></text:p>
      <text:p text:style-name="P4"><text:span text:style-name="T1">Contact </text:span><text:span text:style-name="T12">: </text:span>emmanuel.courcelle@toulouse-<text:span text:style-name="T17">inp</text:span>.fr</text:p>
      <text:h text:style-name="P52" text:outline-level="2">L’arborescence</text:h>
      <text:p text:style-name="P15"><text:span text:style-name="T64">Arborescence </text:span><text:span text:style-name="T55">(partielle) </text:span><text:span text:style-name="T64">de gramc, </text:span><text:span text:style-name="T55">en gras les répertoires propres à </text:span><text:span text:style-name="T25">gramc</text:span></text:p>
      <text:p text:style-name="P100"><text:span text:style-name="T43">├── </text:span><text:span text:style-name="T51">altermeso</text:span><text:span text:style-name="T44"> → </text:span><text:span text:style-name="T51">mesocentres/calmip</text:span><text:span text:style-name="T43"><text:line-break/>├── bin<text:tab/></text:span><text:span text:style-name="T45">Programme console</text:span><text:span text:style-name="T43"><text:line-break/>├── config<text:tab/></text:span><text:span text:style-name="T48">Fichier yaml de configuration</text:span><text:span text:style-name="T43"><text:line-break/>│   ├── packages<text:line-break/>│   └── routes<text:line-break/>├── </text:span><text:span text:style-name="T50">doc</text:span><text:span text:style-name="T43"><text:line-break/>│   └── uml<text:line-break/>├── </text:span><text:span text:style-name="T50">jpgraph</text:span><text:span text:style-name="T43"> -&gt; </text:span><text:span text:style-name="T50">jpgraph-4.3.4/</text:span><text:span text:style-name="T43"><text:line-break/>├── </text:span><text:span text:style-name="T50">jpgraph-4.3.4<text:tab/></text:span><text:span text:style-name="T54">Outil permettant d’afficher des figures</text:span><text:span text:style-name="T43"><text:line-break/>│   ├── </text:span><text:span text:style-name="T50">docs</text:span><text:span text:style-name="T43"><text:line-break/>│   └── </text:span><text:span text:style-name="T50">src</text:span><text:span text:style-name="T43"><text:line-break/>├── </text:span><text:span text:style-name="T50">mesocentres</text:span><text:span text:style-name="T43"><text:tab/></text:span><text:span text:style-name="T45">Fichiers propres à </text:span><text:span text:style-name="T44">chaque</text:span><text:span text:style-name="T45"> mésocentre</text:span><text:span text:style-name="T43"><text:line-break/>│   ├── </text:span><text:span text:style-name="T50">calmip</text:span><text:span text:style-name="T43"><text:line-break/>│   │   ├── </text:span><text:span text:style-name="T50">public</text:span><text:span text:style-name="T43"><text:tab/></text:span><text:span text:style-name="T45">Fichiers </text:span><text:span text:style-name="T49">ls -l</text:span><text:span text:style-name="T45">, javascript, icones, ...</text:span><text:span text:style-name="T43"><text:line-break/>│   │   ├── </text:span><text:span text:style-name="T50">src</text:span><text:span text:style-name="T43"><text:tab/></text:span><text:span text:style-name="T45">Sources gramc </text:span><text:span text:style-name="T47">propres à calmip</text:span><text:span text:style-name="T43"><text:line-break/>│   │   └── </text:span><text:span text:style-name="T50">templates</text:span><text:span text:style-name="T43"><text:tab/></text:span><text:span text:style-name="T45">Vues </text:span><text:span text:style-name="T47">propres à calmip</text:span><text:span text:style-name="T43"><text:line-break/>│   └── </text:span><text:span text:style-name="T50">criann</text:span><text:span text:style-name="T43"><text:line-break/>│   <text:s text:c="4"/>├── </text:span><text:span text:style-name="T50">public</text:span><text:span text:style-name="T43"><text:tab/><text:line-break/>│   <text:s text:c="4"/>├── </text:span><text:span text:style-name="T50">src</text:span><text:span text:style-name="T43"><text:line-break/>│   <text:s text:c="4"/>└── </text:span><text:span text:style-name="T50">templates</text:span><text:span text:style-name="T43"><text:line-break/>├── public<text:line-break/>├── </text:span><text:span text:style-name="T50">reprise</text:span><text:span text:style-name="T43"><text:tab/></text:span><text:span text:style-name="T45">Scripts de rechargement de la bd</text:span><text:span text:style-name="T43"><text:line-break/>├── src<text:tab/></text:span><text:span text:style-name="T47">Sources gramc</text:span><text:span text:style-name="T43"><text:line-break/>│   ├── </text:span><text:span text:style-name="T50">BilanSession</text:span><text:span text:style-name="T43"><text:line-break/>│   ├── Command<text:tab/></text:span><text:span text:style-name="T44">Plugins pour bin/console<text:line-break/></text:span><text:span text:style-name="T43">│   ├── Controller<text:tab/></text:span><text:span text:style-name="T46">Contrôleurs<text:line-break/></text:span><text:span text:style-name="T43">│   ├── Entity<text:tab/></text:span><text:span text:style-name="T46">Entités (Doctrine)<text:line-break/></text:span><text:span text:style-name="T43">│   ├── EventListener<text:line-break/>│   ├── Exception<text:line-break/>│   ├── Form<text:tab/></text:span><text:span text:style-name="T46">Formulaires mutualisés<text:line-break/></text:span><text:span text:style-name="T43">│   ├── </text:span><text:span text:style-name="T50">GramcServices</text:span><text:span text:style-name="T43"><text:tab/></text:span><text:span text:style-name="T46">Services Gramc<text:line-break/></text:span><text:span text:style-name="T43">│   ├── </text:span><text:span text:style-name="T50">Interfaces</text:span><text:span text:style-name="T43"><text:tab/></text:span><text:span text:style-name="T46">Interfaces définis par gramc</text:span><text:span text:style-name="T43"><text:line-break/>│   ├── </text:span><text:span text:style-name="T50">Politique</text:span><text:span text:style-name="T43"><text:tab/></text:span><text:span text:style-name="T46">A jeter<text:line-break/></text:span><text:span text:style-name="T43">│   ├── Repository<text:tab/></text:span><text:span text:style-name="T46">Fonctions base de donnée </text:span><text:span text:style-name="T47">(doctrine)</text:span><text:span text:style-name="T46"><text:line-break/></text:span><text:span text:style-name="T43">│   ├── Resources<text:tab/></text:span><text:span text:style-name="T46">A jeter<text:line-break/></text:span><text:span text:style-name="T43">│   ├── Security<text:tab/></text:span><text:span text:style-name="T46">Authentification<text:line-break/></text:span><text:span text:style-name="T43">│   ├── </text:span><text:span text:style-name="T50">Utils</text:span><text:span text:style-name="T43"><text:tab/></text:span><text:span text:style-name="T46">Utilitaires<text:line-break/></text:span><text:span text:style-name="T43">│   └── Validator<text:tab/></text:span><text:span text:style-name="T46">Validateurs définis par gramc</text:span><text:span text:style-name="T43"><text:line-break/>├── templates<text:tab/></text:span><text:span text:style-name="T46">Vues</text:span><text:span text:style-name="T43"><text:line-break/>│   ├── </text:span><text:span text:style-name="T50">adminux</text:span><text:span text:style-name="T43"><text:line-break/>│   ├── …<text:line-break/>├── tests<text:line-break/>├── tests-fonctionnels<text:tab/></text:span><text:span text:style-name="T46">Feuilles de tests<text:line-break/></text:span><text:span text:style-name="T43">├── tools<text:tab/></text:span><text:span text:style-name="T46">Outils de qualité logicielle</text:span><text:span text:style-name="T43"><text:line-break/>│   └── phpstan-config<text:line-break/>├── translations<text:line-break/></text:span><text:span text:style-name="T52">├── var<text:tab/></text:span><text:span text:style-name="T53">Cache, logs, sessions php<text:line-break/></text:span><text:span text:style-name="T52">└── v</text:span><text:span text:style-name="T53">endor</text:span><text:span text:style-name="T52"><text:tab/></text:span><text:span text:style-name="T53">Code Symfony</text:span></text:p>
      <text:h text:style-name="P55" text:outline-level="3">Les répertoires mesocentres et altermeso</text:h>
      <text:p text:style-name="P29">Gramc peut être utilisé sur plusieurs mésocentres. Chaque mésocentre ayant ses spécificités en matière de workflow, d’informations demandées aux utilisateurs ainsi que de charte graphique, quelques fichiers seront différents selon les mésocentres utilisateurs. </text:p>
      <text:p text:style-name="P29">Le répertoire <text:span text:style-name="Source_20_Text">mesocentres</text:span> contient un sous-répertoire par mésocentre, ainsi que une partie de l’arborescence générale (quelques fichiers en-dessous de <text:span text:style-name="Source_20_Text">src</text:span> et de <text:span text:style-name="Source_20_Text">templates</text:span>).</text:p>
      <text:p text:style-name="P29"><text:soft-page-break/>Le lien symbolique <text:span text:style-name="Source_20_Text">altermeso</text:span> pointe sur <text:span text:style-name="Source_20_Text">mesocentres/xxxx</text:span> (où <text:span text:style-name="Source_20_Text">xxxx</text:span> est le nom du mésocentre utilisateur de l’installation),</text:p>
      <text:p text:style-name="P29">Certains paramètres de la configuration de Symfony permettent de définir des « chemins » afin que les fichiers se trouvant en-dessous d’altermeso soient pris en compte en premier :</text:p>
      <text:list xml:id="list613385230" text:style-name="L1">
        <text:list-item>
          <text:p text:style-name="P76"><text:span text:style-name="T103">Pour les templates : </text:span><text:span text:style-name="T104">voir </text:span><text:span text:style-name="Source_20_Text"><text:span text:style-name="T103">config/packages/twig.yaml</text:span></text:span></text:p>
        </text:list-item>
        <text:list-item>
          <text:p text:style-name="P76"><text:span text:style-name="T103">Pour les fichiers src : </text:span><text:span text:style-name="T104">voir </text:span><text:span text:style-name="Source_20_Text"><text:span text:style-name="T104">config/services.yaml</text:span></text:span><text:span text:style-name="T104">, </text:span><text:span text:style-name="Source_20_Text"><text:span text:style-name="T104">config/routes/annotations</text:span></text:span><text:span text:style-name="Source_20_Text"><text:span text:style-name="T103">.</text:span></text:span><text:span text:style-name="Source_20_Text"><text:span text:style-name="T104">yaml</text:span></text:span><text:span text:style-name="T104">, </text:span><text:span text:style-name="Source_20_Text"><text:span text:style-name="T104">composer.json</text:span></text:span></text:p>
        </text:list-item>
        <text:list-item>
          <text:p text:style-name="P76"><text:span text:style-name="T104">Pour les fichier css et js : Les répertoires </text:span><text:span text:style-name="Source_20_Text"><text:span text:style-name="T104">css</text:span></text:span><text:span text:style-name="T104">, </text:span><text:span text:style-name="Source_20_Text"><text:span text:style-name="T104">icones</text:span></text:span><text:span text:style-name="T104">, </text:span><text:span text:style-name="Source_20_Text"><text:span text:style-name="T104">js</text:span></text:span><text:span text:style-name="T104"> et </text:span><text:span text:style-name="Source_20_Text"><text:span text:style-name="T104">rm</text:span></text:span><text:span text:style-name="T104"> sont remplacés par des liens symboliques vers </text:span><text:span text:style-name="Source_20_Text"><text:span text:style-name="T104">alte</text:span></text:span><text:span text:style-name="Source_20_Text"><text:span text:style-name="T105">r</text:span></text:span><text:span text:style-name="Source_20_Text"><text:span text:style-name="T104">meso/public</text:span></text:span></text:p>
        </text:list-item>
      </text:list>
      <text:h text:style-name="Heading_20_3" text:outline-level="3">L’outil jpgraph</text:h>
      <text:p text:style-name="P31">jpgraph est une bibliothèque php permettant de générer des graphiques (courbes, camemberts etc). Elle est utilisée pour générer les graphes d’utilisation ou les différentes figures de statistiques (camemberts).</text:p>
      <text:p text:style-name="P31">Elle se trouve dans le répertoire <text:span text:style-name="Source_20_Text">jpgr</text:span><text:span text:style-name="Source_20_Text"><text:span text:style-name="T107">a</text:span></text:span><text:span text:style-name="Source_20_Text">p</text:span><text:span text:style-name="Source_20_Text"><text:span text:style-name="T107">h</text:span></text:span><text:span text:style-name="Source_20_Text">-4.3.4</text:span>, sur lequel pointe le lien symbolique <text:span text:style-name="Source_20_Text">jpgrap</text:span><text:span text:style-name="Source_20_Text"><text:span text:style-name="T107">h</text:span></text:span>. Le fichier <text:span text:style-name="Source_20_Text">jpgraph/JpGraph.php</text:span> est un fichier de « glu » permettant d’utiliser cette bibliothèque à partir du code symfony. </text:p>
      <text:h text:style-name="Heading_20_3" text:outline-level="3">Le répertoire reprise</text:h>
      <text:p text:style-name="P30"><text:span text:style-name="T105">Ce répertoire contient essentiellement </text:span><text:span text:style-name="T34">le</text:span><text:span text:style-name="T105"> script bash </text:span><text:span text:style-name="Source_20_Text"><text:span text:style-name="T105">reload-db</text:span></text:span><text:span text:style-name="T105"> utilisé pour effacer complètement les tables de la base de données courante et relire un dump de la base de donnée. </text:span><text:span text:style-name="T106">Utilisé en particulier pour recopier la BD de prod sur une installation de dev.</text:span></text:p>
      <text:h text:style-name="Heading_20_4" text:outline-level="4">Synchronisation de la dev avec une base de données de production :</text:h>
      <text:p text:style-name="P32">Pour commencer, il convient de faire en sorte que les mails envoyés l’installation de dev n’arrivent jamais à leurs vrais destinataires. Pour cela deux solutions :</text:p>
      <text:list xml:id="list3102326127" text:style-name="L2">
        <text:list-item>
          <text:p text:style-name="P77"><text:span text:style-name="T106">éditer le fichier .</text:span><text:span text:style-name="T107">env.local et fixer la variable d’environnement MAILER_RECIPIENT, puis vérifier que cette varaible est bien utilisée dans le fichier config/packages/dev/mailer.yaml, éventuellement aussi config/packages/</text:span><text:span text:style-name="T35">prod</text:span><text:span text:style-name="T107">/mailer.yaml</text:span></text:p>
        </text:list-item>
        <text:list-item>
          <text:p text:style-name="P78">ou installer sur le serveur de développement l’application mailhog, qui interceptera tous les mails envoyés pour les déposer dans une boîte aux lettres commune</text:p>
        </text:list-item>
      </text:list>
      <text:p text:style-name="P33">Dans un cas comme dan l’autre, il convient de tester que les mails arrivent au bon endroit en utilisant la commande : sudo -u www-data bin/console <text:span text:style-name="T108">app:send-a-mail toto@exemple.com </text:span></text:p>
      <text:h text:style-name="Heading_20_4" text:outline-level="4">Le script reload-db</text:h>
      <text:p text:style-name="P35">Il doit être appelé par :</text:p>
      <text:p text:style-name="code"><text:span text:style-name="T108">cd reprise</text:span><text:line-break/>sudo -u www-data ./<text:span text:style-name="T108">re</text:span>load-db <text:span text:style-name="T108">fichier-de-dump.sql</text:span></text:p>
      <text:p text:style-name="P35">Ce script va :</text:p>
      <text:list xml:id="list2507068023" text:style-name="L3">
        <text:list-item>
          <text:p text:style-name="P81">effacer la B.D. courante</text:p>
        </text:list-item>
        <text:list-item>
          <text:p text:style-name="P81">relire la B.D. dont le dump est passé en paramètres</text:p>
        </text:list-item>
        <text:list-item>
          <text:p text:style-name="P81">appeler la commande <text:span text:style-name="Source_20_Text">bin/console doctrine:schema:update</text:span> afin de m<text:span text:style-name="T108">ettre à jour le schéma de la base de données si nécessaire</text:span></text:p>
        </text:list-item>
        <text:list-item>
          <text:p text:style-name="P80">appeler la commande <text:span text:style-name="Source_20_Text">app:send-a-mail</text:span> à titre de vérification</text:p>
        </text:list-item>
      </text:list>
      <text:h text:style-name="Heading_20_3" text:outline-level="3">Le cache, les logs et les sessions :</text:h>
      <text:p text:style-name="P35">Symfony écrit des choses dans le répertoire <text:span text:style-name="Source_20_Text">var </text:span>: le cache, les logs et les sessions php.</text:p>
      <text:p text:style-name="P35">Il est parfois nécessaire de vider le cache. Plus précisément sur la prod dans le cas où on met à jour l’application il est préférable de vider systématiquement le cache. Sur la dev, ce n’est pas nécessaire à <text:soft-page-break/>chaque modification du code, mais lorsqu’on commence à avoir des erreurs incompréhensibles c’est une bonne idée. Pour cela on peut soit supprimer <text:span text:style-name="Source_20_Text">var/cache/*</text:span>, soit (plus propre) appeler la commande :</text:p>
      <text:p text:style-name="P34"><text:span text:style-name="Source_20_Text"><text:span text:style-name="T108">sudo -u www-data bin/console cache:clear</text:span></text:span></text:p>
      <text:h text:style-name="Heading_20_3" text:outline-level="3"><text:span text:style-name="T109">Répertoire src : f</text:span>ichiers et classes :</text:h>
      <text:p text:style-name="P5">Chaque fichier contient une définition de classe ou d’interface, et une seule. On peut donc voir le code de gramc comme un ensemble de classes. </text:p>
      <text:h text:style-name="P53" text:outline-level="2">Les concepts de base</text:h>
      <text:h text:style-name="P56" text:outline-level="3">L’ORM Doctrine</text:h>
      <text:p text:style-name="P6"><text:span text:style-name="T55">L’ORM (</text:span><text:span text:style-name="T94">Objet Relational Mapping, </text:span><text:span text:style-name="T55">par défaut Doctrine) permet de voir la base de données comme </text:span><text:span text:style-name="T22">un ensemble d’objets sauvegardés :</text:span><text:span text:style-name="T55"> </text:span></text:p>
      <text:list xml:id="list341997659" text:style-name="L4">
        <text:list-item>
          <text:p text:style-name="P82">Chaque ligne d’une table représente un objet</text:p>
        </text:list-item>
        <text:list-item>
          <text:p text:style-name="P82">Chaque colonne représente un attribut d’objet</text:p>
        </text:list-item>
      </text:list>
      <text:p text:style-name="P5">On passe toujours par l’ORM (c’est-à-dire par des objets) pour accéder aux données, <text:span text:style-name="T56">on n’a presque jamais besoin d’écrire des requêtes SQL.</text:span></text:p>
      <text:h text:style-name="Heading_20_4" text:outline-level="4">Les entités <text:span text:style-name="T42">(entity)</text:span></text:h>
      <text:p text:style-name="P5">A chaque table de la base de données correspond une entité, c’est-à-dire une classe avec :</text:p>
      <text:list xml:id="list1600914813" text:style-name="L5">
        <text:list-item>
          <text:p text:style-name="P83">Des attributs privés (un attribut par colonne – Exemple = <text:span text:style-name="Source_20_Text">$nom</text:span>)</text:p>
        </text:list-item>
        <text:list-item>
          <text:p text:style-name="P83">Des getters publics (<text:span text:style-name="Source_20_Text">getNom()</text:span>)</text:p>
        </text:list-item>
        <text:list-item>
          <text:p text:style-name="P83">Des setters publics (<text:span text:style-name="Source_20_Text">setNom(‘toto’)</text:span>)</text:p>
        </text:list-item>
      </text:list>
      <text:p text:style-name="P5">L’attribut <text:span text:style-name="Source_20_Text">$id</text:span> est créé par <text:span text:style-name="Source_20_Text">Symfony</text:span>, les clés étrangères sont vues par Doctrine comme des « collections », c’est-à-dire un objet itérable qui encapsule un tableau <text:span text:style-name="T94">(un tableau, mais avec des méthodes en plus)</text:span></text:p>
      <text:p text:style-name="P9">Une entité ne sert qu’à définir les objets (et donc les tables) de l’application, elle n’a pas accès aux autres objets de l’application. Normalement les entités sont générées automatiquement par <text:span text:style-name="T95">la commande :</text:span></text:p>
      <text:p text:style-name="code">bin/console make:entity</text:p>
      <text:p text:style-name="P9"><text:span text:style-name="T72">et </text:span><text:span text:style-name="T68">il n’est pas recommandé de modifier la sortie de ce script, même pour ajouter des méthodes (c’est ce qui a été fait dans gramc pour certaines entités, bien que ce soit un péché).</text:span></text:p>
      <text:h text:style-name="Heading_20_4" text:outline-level="4">Les dépôts <text:span text:style-name="T42">(repository)</text:span></text:h>
      <text:p text:style-name="P6"><text:span text:style-name="T55">A chaque entité correspond un </text:span><text:span text:style-name="Source_20_Text"><text:span text:style-name="T56">repository</text:span></text:span><text:span text:style-name="T55">, c’est-à-dire </text:span><text:span text:style-name="T56">une classe </text:span><text:span text:style-name="T95">qui va permettre d’accéder aux objets </text:span><text:span text:style-name="T31">stockés</text:span><text:span text:style-name="T95"> dans la base de données. Les </text:span><text:span text:style-name="T56">méthodes </text:span><text:span text:style-name="T95">du repository </text:span><text:span text:style-name="T56">interagissent avec la base de données et renvoient un objet, </text:span><text:span text:style-name="T95">un tableau d’objets, </text:span><text:span text:style-name="T56">ou parfois un tableau de tableaux </text:span><text:span text:style-name="T63">associatif pour représenter des lignes </text:span><text:span text:style-name="T93">s</text:span><text:span text:style-name="T63">éparées en champs</text:span><text:span text:style-name="T56">.</text:span></text:p>
      <text:p text:style-name="P7">Un <text:span text:style-name="Source_20_Text">repository</text:span> dérive de <text:span text:style-name="Source_20_Text">EntityRepository</text:span>, qui définit lui-même des fonctions d’accès génériques, comme <text:span text:style-name="Source_20_Text">findAll</text:span>, <text:span text:style-name="Source_20_Text">findOneBy</text:span> etc. Voir https://symfony.com/doc/current/doctrine.html#querying-for-objects-the-repository</text:p>
      <text:p text:style-name="P22"><text:span text:style-name="T56">Mais on peut ajouter des fonctions plus spécifiques, qui correspondent aux requêtes dont on aura besoin dans le projet. </text:span><text:span text:style-name="T93">Cela se fait en utilisant </text:span><text:span text:style-name="T83">en écrivant de</text:span><text:span text:style-name="T85">s</text:span><text:span text:style-name="T83"> « requêtes » SQL grâce au langage DQL.</text:span></text:p>
      <text:p text:style-name="P21"><text:span text:style-name="T37">DQL</text:span><text:span text:style-name="T83"> (</text:span><text:span text:style-name="T84">D</text:span><text:span text:style-name="T83">octrine Query Language), est une réécriture du sql dans laquelle on manipule non pas des données de bas niveau, mais </text:span><text:span text:style-name="T86">directement </text:span><text:span text:style-name="T83">des objets. </text:span><text:span text:style-name="T84">Par exemple dans </text:span><text:span text:style-name="Source_20_Text"><text:span text:style-name="T90">JournalRepository</text:span></text:span><text:span text:style-name="T84"> on trouve la fonction liste_avant qui permet de retourner un tableau (ou une collection?) d’entités de type Journal :</text:span></text:p>
      <text:p text:style-name="code">return $this-<text:span text:style-name="T95">&gt;</text:span>getEntityManager()<text:line-break/> <text:s text:c="11"/>-&gt;createQuery("SELECT j FROM App:Journal j WHERE j.stamp &lt;= :date")<text:line-break/> <text:s text:c="11"/>-&gt;setParameter('date', $date)<text:line-break/> <text:s text:c="11"/>-<text:span text:style-name="T95">&gt;</text:span>getResult();</text:p>
      <text:p text:style-name="P8"><text:soft-page-break/>Les <text:span text:style-name="Source_20_Text">repository</text:span> ne font qu’accéder à la base de données, ils n’ont pas accès aux autres objets de l’application.</text:p>
      <text:p text:style-name="P3">Dans gramc, tout accès aux données passe exclusivement par les entités et les repository.</text:p>
      <text:h text:style-name="P57" text:outline-level="3"><text:span text:style-name="T41">Le </text:span>Pattern MVC</text:h>
      <text:p text:style-name="P20"><text:span text:style-name="Source_20_Text">Symfony</text:span> implémente le pattern MVC, c’est-à-dire <text:span text:style-name="Source_20_Text">Model</text:span> (accès à la base de données) <text:span text:style-name="Source_20_Text">Vue</text:span> (présentation des données) <text:span text:style-name="Source_20_Text">Controler</text:span> (logique de l’application, <text:span text:style-name="T96">le contrôleur </text:span>déclenche <text:span text:style-name="T96">l’</text:span>accès à la base de données et <text:span text:style-name="T96">la </text:span>présentation des données).</text:p>
      <text:list xml:id="list4220361237" text:style-name="L6">
        <text:list-item>
          <text:p text:style-name="P84"><text:span text:style-name="T78">Les contrôleurs sont les méthodes des objets dérivant de </text:span><text:span text:style-name="Source_20_Text"><text:span text:style-name="T78">AbstractController</text:span></text:span><text:span text:style-name="T78">, ils sont définis dans le répertoire </text:span><text:span text:style-name="Source_20_Text"><text:span text:style-name="T78">src/Controller.</text:span></text:span></text:p>
        </text:list-item>
        <text:list-item>
          <text:p text:style-name="P84"><text:span text:style-name="T78">Les modèles sont les objets </text:span><text:span text:style-name="Source_20_Text"><text:span text:style-name="T78">repository</text:span></text:span><text:span text:style-name="T78"> déjà évoqués, </text:span><text:span text:style-name="T77">qui travaillent avec des objets de type </text:span><text:span text:style-name="T78">.</text:span></text:p>
        </text:list-item>
        <text:list-item>
          <text:p text:style-name="P84"><text:span text:style-name="T78">Les vues sont </text:span><text:span text:style-name="T27">des</text:span><text:span text:style-name="T78"> pages écrites en </text:span><text:span text:style-name="Source_20_Text"><text:span text:style-name="T78">twig</text:span></text:span><text:span text:style-name="T78"> (langage de template), ils se trouvent en-dessous du répertoire templates. </text:span><text:span text:style-name="T70">Il n’y a pas de code php là-dedans !</text:span></text:p>
        </text:list-item>
      </text:list>
      <text:h text:style-name="P57" text:outline-level="3">L’implémentation de MVC dans gramc</text:h>
      <text:h text:style-name="P61" text:outline-level="4">Les contrôleurs</text:h>
      <text:p text:style-name="P21"><text:span text:style-name="T79">Les contrôleurs sont </text:span><text:span text:style-name="T28">certaines</text:span><text:span text:style-name="T79"> méthodes des objets définis dans </text:span><text:span text:style-name="Source_20_Text"><text:span text:style-name="T79">src/Controler</text:span></text:span><text:span text:style-name="T79">, </text:span><text:span text:style-name="T29">elles</text:span><text:span text:style-name="T79"> ont les caractéristiques suivantes :</text:span></text:p>
      <text:list xml:id="list2783401420" text:style-name="L7">
        <text:list-item>
          <text:p text:style-name="P86">L’objet dérive de <text:span text:style-name="Source_20_Text">AbstractController</text:span></text:p>
        </text:list-item>
        <text:list-item>
          <text:p text:style-name="P86">Il n’y a pas de lien imposé entre l’objet et la méthode : en d’autres termes la méthode avec ses directives de routage peut se trouver <text:span text:style-name="T68">dans n’importe quelle classe </text:span><text:span text:style-name="T73">dérivant de AbstractController</text:span>, c’est au programmeur de maintenir la cohérence pour une meilleure lisibilité du code, mais Symfony s’en fout.</text:p>
        </text:list-item>
        <text:list-item>
          <text:p text:style-name="P86">Le nom de la méthode se termine par <text:span text:style-name="Source_20_Text">Action</text:span>, la méthode est publique, et il ne doit pas y avoir plusieurs contrôleurs de même nom</text:p>
        </text:list-item>
        <text:list-item>
          <text:p text:style-name="P86">Il y a des annotations au-dessus de la déclaration de la fonction permettant de spécifier le routage.</text:p>
        </text:list-item>
        <text:list-item>
          <text:p text:style-name="P86">On peut définir en paramètre d’entrée l’objet <text:span text:style-name="Source_20_Text">Request</text:span> (la requête), ainsi que des objets correspondants aux paramètres.</text:p>
        </text:list-item>
        <text:list-item>
          <text:p text:style-name="P86">Sécurité - <text:span text:style-name="T81">TODO</text:span></text:p>
        </text:list-item>
        <text:list-item>
          <text:p text:style-name="P86">Le contrôleur renvoie obligatoirement un objet de type <text:span text:style-name="Source_20_Text"><text:span text:style-name="T80">Response</text:span></text:span><text:span text:style-name="T80">. </text:span></text:p>
          <text:list>
            <text:list-item>
              <text:p text:style-name="P68">Soit une redirection :</text:p>
            </text:list-item>
          </text:list>
        </text:list-item>
      </text:list>
      <text:p text:style-name="P48">return $this-&gt;redirectToRoute('version_show', array('id' =&gt; $version→getId()));</text:p>
      <text:list xml:id="list162627574982975" text:continue-numbering="true" text:style-name="L7">
        <text:list-item>
          <text:list>
            <text:list-item>
              <text:p text:style-name="P87">Soit un « rendu » à partir d’un template twig :</text:p>
            </text:list-item>
          </text:list>
        </text:list-item>
      </text:list>
      <text:p text:style-name="P51">return $this-&gt;render('thematique/show.html.twig', [ … ])</text:p>
      <text:list xml:id="list162626164364433" text:continue-numbering="true" text:style-name="L7">
        <text:list-item>
          <text:list>
            <text:list-item>
              <text:p text:style-name="P88">Ce dernier cas est le plus courant. On passe à la fonction render le nom du fichier de template et un tableau associatif reprsentant les variables qui seront utilisées (le plus souvent affichées) par le template.</text:p>
            </text:list-item>
          </text:list>
        </text:list-item>
        <text:list-item>
          <text:p text:style-name="P86">Voir <text:a xlink:type="simple" xlink:href="https://symfony.com/doc/current/controller.html" text:style-name="Internet_20_link" text:visited-style-name="Visited_20_Internet_20_Link">https://symfony.com/doc/current/controller.html</text:a></text:p>
        </text:list-item>
        <text:list-item>
          <text:p text:style-name="P85"><text:span text:style-name="T81">Le contrôleur doit être capable de communiquer avec la base de données, cela se </text:span><text:span text:style-name="T30">fait</text:span><text:span text:style-name="T81"> par l’intermédiaire de l’entity Manager, qui va permettre d’accéder aux </text:span><text:span text:style-name="Source_20_Text"><text:span text:style-name="T10">repository</text:span></text:span><text:span text:style-name="T81">. On y accède de la manière suivante (dans cet exemple on récupère tous les objets de type projet).</text:span></text:p>
        </text:list-item>
      </text:list>
      <text:p text:style-name="P48">$em = $this-<text:span text:style-name="T81">&gt;</text:span>getDoctrine()-<text:span text:style-name="T81">&gt;</text:span>getManager();<text:line-break/>$<text:span text:style-name="T81">repos</text:span> = $em-<text:span text:style-name="T81">&gt;</text:span>getRepository(<text:span text:style-name="T81">Projet</text:span>::class)<text:line-break/>$version<text:span text:style-name="T81">s</text:span> = $repos-<text:span text:style-name="T81">&gt;</text:span>findAll()<text:span text:style-name="T81"> ;</text:span></text:p>
      <text:h text:style-name="P62" text:outline-level="4">Les modèles</text:h>
      <text:p text:style-name="P23">Le rôle de modèle est joué par les entités et leurs dépôts <text:span text:style-name="T96">(repository) </text:span>associés, déjà présentés. </text:p>
      <text:h text:style-name="P61" text:outline-level="4"><text:soft-page-break/>Les vues</text:h>
      <text:p text:style-name="P21"><text:span text:style-name="T75"><text:tab/></text:span><text:span text:style-name="T39">Les vues sont implémentées par le langage twig. Voici un exemple </text:span><text:span text:style-name="T40">de vue</text:span></text:p>
      <text:p text:style-name="P49">{% extends 'default/base.html.twig' %}<text:line-break/>{% import "default/macros.html.twig" as gramcmacros %}<text:line-break/></text:p>
      <text:p text:style-name="P49">{% block myjavascripts %}<text:line-break/>&lt;script <text:s/>type="text/javascript" src="{{ asset('js/projets_experts.js') }}" &gt;&lt;/script&gt;<text:line-break/>{% endblock myjavascripts %}</text:p>
      <text:p text:style-name="code">{% block body %}</text:p>
      <text:p text:style-name="code">&lt;section&gt;<text:line-break/> <text:s text:c="3"/>&lt;h1&gt;Projets enregistrés (toutes années)&lt;/h1&gt;</text:p>
      <text:p text:style-name="P50"><text:s text:c="4"/>&lt;table id="projets_tous" class="dataTable no-footer" role="grid"&gt; <text:s text:c="112"/><text:tab/> <text:s text:c="2"/>{% for item in data %}<text:line-break/> <text:s text:c="11"/>&lt;tr role="row" class="odd"&gt;<text:line-break/> <text:s text:c="14"/>&lt;td&gt;<text:line-break/><text:tab/><text:tab/><text:tab/>{% if item.renouvelable %}<text:line-break/> <text:s text:c="20"/><text:span text:style-name="T97">bla bla<text:line-break/><text:tab/><text:tab/><text:tab/>{% else %}<text:line-break/><text:tab/><text:tab/><text:tab/> <text:s text:c="2"/>bli bli<text:line-break/><text:tab/><text:tab/><text:tab/>{% endif %}<text:line-break/><text:tab/><text:tab/> <text:s text:c="2"/>&lt;/td&gt;<text:line-break/></text:span> <text:s text:c="14"/>&lt;td&gt;{{ item.projet.idProjet }}&lt;/td&gt;<text:line-break/><text:tab/>...</text:p>
      <text:h text:style-name="P63" text:outline-level="4">Dans cet extrait très simplifié, on voit que :</text:h>
      <text:list xml:id="list3836125608" text:style-name="L8">
        <text:list-item>
          <text:p text:style-name="P90"><text:span text:style-name="T82">On commence (</text:span><text:span text:style-name="Source_20_Text"><text:span text:style-name="T89">extends</text:span></text:span><text:span text:style-name="T82">) par se référer à un squelette commun à toutes les pages (haut et bas de page)</text:span></text:p>
        </text:list-item>
        <text:list-item>
          <text:p text:style-name="P90"><text:span text:style-name="T82">Ce squelette définit des blocks (</text:span><text:span text:style-name="Source_20_Text"><text:span text:style-name="T89">myjavascripts</text:span></text:span><text:span text:style-name="T82">) qui sont remplis par les templates dérivés</text:span></text:p>
        </text:list-item>
        <text:list-item>
          <text:p text:style-name="P90"><text:span text:style-name="T82">twig permet de faire des boucles (</text:span><text:span text:style-name="Source_20_Text"><text:span text:style-name="T89">for item</text:span></text:span><text:span text:style-name="T82">) et des conditions (</text:span><text:span text:style-name="Source_20_Text"><text:span text:style-name="T89">if</text:span></text:span><text:span text:style-name="T82">)</text:span></text:p>
        </text:list-item>
        <text:list-item>
          <text:p text:style-name="P89"><text:span text:style-name="T38">twig</text:span><text:span text:style-name="T87"> travaille avec des variables (</text:span><text:span text:style-name="Source_20_Text"><text:span text:style-name="T91">data</text:span></text:span><text:span text:style-name="T87">) qui seront </text:span><text:span text:style-name="T88">généralement </text:span><text:span text:style-name="T87">initialisées puis passées par le contrôleur. Ici, data est un tableau d’objets. </text:span><text:span text:style-name="Source_20_Text"><text:span text:style-name="T92">i</text:span></text:span><text:span text:style-name="Source_20_Text"><text:span text:style-name="T91">tem.renouvelable</text:span></text:span><text:span text:style-name="T87"> est peut-être un attribut, mais plus probablement une méthode. Le nom de la méthode php est </text:span><text:span text:style-name="Source_20_Text"><text:span text:style-name="T91">isRenouvelable()</text:span></text:span><text:span text:style-name="T87">, </text:span><text:span text:style-name="Source_20_Text"><text:span text:style-name="T91">getRenouvelable()</text:span></text:span><text:span text:style-name="T87">, etc. (plusieurs essais sont faits)</text:span></text:p>
        </text:list-item>
        <text:list-item>
          <text:p text:style-name="P91"><text:span text:style-name="T87">L</text:span><text:span text:style-name="T82">a doc est ici : </text:span><text:a xlink:type="simple" xlink:href="https://twig.symfony.com/doc/3.x/" text:style-name="Internet_20_link" text:visited-style-name="Visited_20_Internet_20_Link"><text:span text:style-name="T82">https://twig.symfony.com/doc/3.x/</text:span></text:a></text:p>
        </text:list-item>
      </text:list>
      <text:h text:style-name="Heading_20_5" text:outline-level="5">Le fichier twig.yaml :</text:h>
      <text:p text:style-name="P24"><text:span text:style-name="T82">Le fichier </text:span><text:span text:style-name="Source_20_Text"><text:span text:style-name="T89">config/packages/twig.yaml</text:span></text:span><text:span text:style-name="T82"> permet de configurer twig, et en particulier de définir les objets ou les variables utilisables à partir des vues (en plus des variables envoyées par la fonction </text:span><text:span text:style-name="Source_20_Text"><text:span text:style-name="T89">render</text:span></text:span><text:span text:style-name="T82">). On peut ainsi exposer les paramètres, et même certains services (voir plus loin).</text:span></text:p>
      <text:p text:style-name="P24"><text:span text:style-name="T82">Le fichier permet aussi de définir le « path », c’est-à-dire l’ensemble des répertoires à partir desquels on recherche les fichiers twig. Dans gramc on a défini : </text:span><text:span text:style-name="Source_20_Text"><text:span text:style-name="T89">altermeso/templates</text:span></text:span><text:span text:style-name="T82"> et </text:span><text:span text:style-name="Source_20_Text"><text:span text:style-name="T89">templates</text:span></text:span><text:span text:style-name="T82"> dans le path, cela permet de redéfinir certains écrans suivant le mésocentre utilisateur,</text:span></text:p>
      <text:h text:style-name="P58" text:outline-level="3">Architecture Orientée Services</text:h>
      <text:p text:style-name="P17">Dans <text:span text:style-name="Source_20_Text">Symfony</text:span>, la plupart des objets sont déclarés en tant que <text:span text:style-name="T68">service </text:span>: un service est un composant <text:span text:style-name="T67">(en pratique une classe instanciée dans un objet) </text:span>cohérent qui propose un constructeur, des variables <text:span text:style-name="T67">et des méthodes </text:span>privées permettant d’assurer son fonctionnement, <text:span text:style-name="T67">et des méthodes publiques. Un service est un singleton (un seul objet d’un type donné), et le développeur n’a pas à se préoccuper de l’instanciation des services.</text:span></text:p>
      <text:h text:style-name="Heading_20_5" text:outline-level="5"><text:soft-page-break/><text:span text:style-name="T57">Les objets suivants </text:span><text:span text:style-name="T56">sont des services : </text:span></text:h>
      <text:list xml:id="list1710062737" text:style-name="L9">
        <text:list-item>
          <text:p text:style-name="P93">les contrôleurs</text:p>
        </text:list-item>
        <text:list-item>
          <text:p text:style-name="P94">les repository</text:p>
        </text:list-item>
        <text:list-item>
          <text:p text:style-name="P92"><text:span text:style-name="T67">la plupart d</text:span><text:span text:style-name="T57">es objets répertoriés dans </text:span><text:span text:style-name="Source_20_Text"><text:span text:style-name="T67">src/</text:span></text:span><text:span text:style-name="Source_20_Text"><text:span text:style-name="T57">GramcServices</text:span></text:span><text:span text:style-name="T57">, ….. </text:span></text:p>
        </text:list-item>
        <text:list-item>
          <text:p text:style-name="P92">...</text:p>
        </text:list-item>
      </text:list>
      <text:h text:style-name="Heading_20_5" text:outline-level="5">Les objets suivants ne sont pas des services :</text:h>
      <text:list xml:id="list3183352168" text:style-name="L10">
        <text:list-item>
          <text:p text:style-name="P95">les entités</text:p>
        </text:list-item>
        <text:list-item>
          <text:p text:style-name="P95">Les objets de type xxxTransition (cf. plus bas à propos des workflows)</text:p>
        </text:list-item>
      </text:list>
      <text:h text:style-name="P64" text:outline-level="4">Le fichier parameters.yaml</text:h>
      <text:p text:style-name="P26">Les paramètres de l’application (nom du mésocentre par exemple) sont définis dans le fichier <text:span text:style-name="Source_20_Text">config/parameters.yaml</text:span></text:p>
      <text:h text:style-name="Heading_20_5" text:outline-level="5">Visibilité des paramètres :</text:h>
      <text:p text:style-name="P26">Le tableau ci-dessous récapitule à partir de quels objets on a accès aux paramètres de <text:span text:style-name="Source_20_Text">parameters.yaml</text:span> :</text:p>
      <text:p text:style-name="P26"/>
      <table:table table:name="Tableau1" table:style-name="Tableau1">
        <table:table-column table:style-name="Tableau1.A"/>
        <table:table-column table:style-name="Tableau1.B"/>
        <table:table-row table:style-name="TableLine94386033524896">
          <table:table-cell table:style-name="Tableau1.A1" office:value-type="string">
            <text:p text:style-name="P26">Contrôleurs</text:p>
          </table:table-cell>
          <table:table-cell table:style-name="Tableau1.A1" office:value-type="string">
            <text:p text:style-name="P26">Utiliser la fonction $this-<text:span text:style-name="T98">&gt;</text:span>getParameter()</text:p>
          </table:table-cell>
        </table:table-row>
        <table:table-row table:style-name="TableLine94386033609232">
          <table:table-cell table:style-name="Tableau1.A1" office:value-type="string">
            <text:p text:style-name="P27">Entités</text:p>
          </table:table-cell>
          <table:table-cell table:style-name="Tableau1.A1" office:value-type="string">
            <text:p text:style-name="P27">PAS D’ACCÈS</text:p>
          </table:table-cell>
        </table:table-row>
        <table:table-row table:style-name="TableLine94386033609584">
          <table:table-cell table:style-name="Tableau1.A1" office:value-type="string">
            <text:p text:style-name="P26">Repositories</text:p>
          </table:table-cell>
          <table:table-cell table:style-name="Tableau1.A1" office:value-type="string">
            <text:p text:style-name="P26">PAS D’ACCÈS</text:p>
          </table:table-cell>
        </table:table-row>
        <table:table-row table:style-name="TableLine94386033610000">
          <table:table-cell table:style-name="Tableau1.A1" office:value-type="string">
            <text:p text:style-name="P26">Vues</text:p>
          </table:table-cell>
          <table:table-cell table:style-name="Tableau1.A1" office:value-type="string">
            <text:p text:style-name="P26">Accès aux paramètres cités dans le fichier twig.yaml</text:p>
          </table:table-cell>
        </table:table-row>
        <table:table-row table:style-name="TableLine94386033610720">
          <table:table-cell table:style-name="Tableau1.A1" office:value-type="string">
            <text:p text:style-name="P26">Services</text:p>
          </table:table-cell>
          <table:table-cell table:style-name="Tableau1.A1" office:value-type="string">
            <text:p text:style-name="P26">Accès aux paramètres passés par le constructeur</text:p>
          </table:table-cell>
        </table:table-row>
      </table:table>
      <text:h text:style-name="P65" text:outline-level="4"><text:span text:style-name="Source_20_Text"/></text:h>
      <text:h text:style-name="P65" text:outline-level="4"><text:span text:style-name="T76">L</text:span>e fichier services.yaml</text:h>
      <text:p text:style-name="P25"><text:span text:style-name="T67">Les services sont déclarés dans le fichier </text:span><text:span text:style-name="Source_20_Text"><text:span text:style-name="T99">config/s</text:span></text:span><text:span text:style-name="Source_20_Text"><text:span text:style-name="T67">ervices.yaml.</text:span></text:span><text:span text:style-name="T67"> </text:span><text:span text:style-name="T99">Ce fichier permet de : </text:span></text:p>
      <text:list xml:id="list3815686721" text:style-name="L11">
        <text:list-item>
          <text:p text:style-name="P97">Définir quels objets sont des services (avec des caractères * pour ne pas multiplier les déclarations)</text:p>
        </text:list-item>
        <text:list-item>
          <text:p text:style-name="P96"><text:span text:style-name="T99">Poser des « tags » sur certains services, afin d</text:span><text:span text:style-name="T67">e préciser à Symfony quel rôle ils jouent</text:span></text:p>
        </text:list-item>
        <text:list-item>
          <text:p text:style-name="P97">Définir les paramètres du constructeur (voir ci-dessous)</text:p>
        </text:list-item>
      </text:list>
      <text:h text:style-name="Heading_20_5" text:outline-level="5">Les con<text:span text:style-name="T57">s</text:span>tru<text:span text:style-name="T57">c</text:span>teurs <text:span text:style-name="T67">des services :</text:span></text:h>
      <text:p text:style-name="P10">Un service a un constructeur, qui sera appelé par Symfony <text:span text:style-name="T99">pour créer le service</text:span>. Le constructeur est important car c’est lui qui va définir « l’injection de dépendance » : <text:span text:style-name="T99">en effet un </text:span>service <text:span text:style-name="T99">donné</text:span> n’<text:span text:style-name="T99">a</text:span> pas accès aux autres services, <text:span text:style-name="T68">sauf <text:s/>ceux qui sont passés e</text:span><text:span text:style-name="T69">xplicitement </text:span><text:span text:style-name="T68">par </text:span><text:span text:style-name="T74">son </text:span><text:span text:style-name="T68">constructeur</text:span>.</text:p>
      <text:p text:style-name="P10">Par exemple si le service <text:span text:style-name="Source_20_Text">Toto</text:span> souhaite envoyer des informations sur le journal, on écrira le constructeur ainsi :</text:p>
      <text:p text:style-name="code"><text:span text:style-name="T76">public function </text:span>__construct__(<text:span text:style-name="T65">private </text:span>ServiceJournal $sj) {} ;</text:p>
      <text:p text:style-name="P11"><text:span text:style-name="T76">D</text:span>e cette manière <text:span text:style-name="Source_20_Text">ServiceJournal</text:span> sera utilisable par les méthodes de <text:span text:style-name="Source_20_Text">Toto</text:span>, <text:span text:style-name="T67">par exemple depuis une méthode de </text:span><text:span text:style-name="Source_20_Text"><text:span text:style-name="T67">Toto</text:span></text:span><text:span text:style-name="T67"> </text:span><text:span text:style-name="T98">on écrira :</text:span></text:p>
      <text:p text:style-name="code"><text:span text:style-name="T57">$sj-&gt;</text:span><text:span text:style-name="T67">info</text:span><text:span text:style-name="T57">Message(__METHOD__ .":" . __LINE__ . " T</text:span><text:span text:style-name="T26">oto vous dit </text:span><text:span text:style-name="T32">c</text:span><text:span text:style-name="T26">oucou</text:span><text:span text:style-name="T57">");</text:span></text:p>
      <text:h text:style-name="Heading_20_5" text:outline-level="5">Les paramètres <text:span text:style-name="T67">de </text:span><text:span text:style-name="T21">parameters.yaml</text:span> :</text:h>
      <text:p text:style-name="P10">Les paramètres <text:span text:style-name="T67">de l’application </text:span><text:span text:style-name="T66">(fichier </text:span><text:span text:style-name="Source_20_Text"><text:span text:style-name="T66">parameters.yaml</text:span></text:span><text:span text:style-name="T66">) </text:span>ne sont pas accessibles à partir des services, à moins qu’ils soient eux aussi déclarés dans le constructeur. <text:span text:style-name="T65">Mais </text:span><text:span text:style-name="T66">cela pose un problème car </text:span><text:span text:style-name="Source_20_Text"><text:span text:style-name="T66">Symfony</text:span></text:span><text:span text:style-name="T66"> ne peut pas découvrir tout seul le paramètre que l’on souhaite passer. Du coup il faut déclarer ces paramètres dans le fichier </text:span><text:span text:style-name="Source_20_Text"><text:span text:style-name="T66">services.yaml</text:span></text:span><text:span text:style-name="T66"> :</text:span></text:p>
      <text:p text:style-name="code"><text:soft-page-break/>App\GramcServices\ServiceForms:</text:p>
      <text:p text:style-name="code"><text:s text:c="4"/>arguments: ['%max_size_doc%']</text:p>
      <text:p text:style-name="P16">Pas la peine de déclarer les paramètres <text:span text:style-name="T67">du constructeur </text:span><text:span text:style-name="T98">qui correspondent à d’autres services, car ce </text:span>sont des <text:span text:style-name="T77">singletons </text:span>(<text:span text:style-name="T77">donc on peut trouver l’objet à partir de son type</text:span>). <text:span text:style-name="T98">S</text:span>euls les paramètres de type <text:span text:style-name="Source_20_Text">str</text:span>, <text:span text:style-name="Source_20_Text">int</text:span> etc. doivent être déclarés. Du coup on les met en début de liste.</text:p>
      <text:h text:style-name="P67" text:outline-level="5"><text:span text:style-name="T67">Le cas particulier des </text:span><text:span text:style-name="T21">contrôleurs :</text:span></text:h>
      <text:p text:style-name="P18">Les contrôleurs, eux, ont accès aux paramètres d<text:span text:style-name="T98">éfinis dans </text:span><text:span text:style-name="Source_20_Text"><text:span text:style-name="T98">parameters.yaml</text:span></text:span> <text:span text:style-name="T77">depuis toutes leurs méthodes :</text:span> <text:span text:style-name="T76">depuis une méthode d’un constructeur on peut écrire :</text:span></text:p>
      <text:p text:style-name="code">if ($this-<text:span text:style-name="T98">&gt;</text:span>getParameter('noconso')==true)) {</text:p>
      <text:p text:style-name="code"><text:s text:c="3"/>…</text:p>
      <text:p text:style-name="code">}</text:p>
      <text:h text:style-name="Heading_20_4" text:outline-level="4">Instanciation des services :</text:h>
      <text:p text:style-name="P11"><text:span text:style-name="Source_20_Text">Symfony</text:span> a les moyens, à partir du type de paramètres, de savoir quel service doit être passé au constructeur de chaque service. <text:span text:style-name="T98">En effet, les services sont des singletons, donc il n’y a qu’un seul objet d’une classe donnée. </text:span><text:span text:style-name="T67">Du coup Symfony peut construire un arbre de dépendance afin d’instancier les services dont on a besoin à un moment donné (c’est-à-dire </text:span><text:span text:style-name="T77">les services utiles</text:span><text:span text:style-name="T67"> pour répondre à telle requête). Symfony se charge d’instancier ces services </text:span><text:span text:style-name="T69">et seulement ceux-là</text:span><text:span text:style-name="T67">.</text:span></text:p>
      <text:h text:style-name="P66" text:outline-level="4">Les services <text:span text:style-name="T41">gramc</text:span></text:h>
      <text:p text:style-name="P19"><text:span text:style-name="T78">Les objets se trouvant en-dessous du répertoire </text:span><text:span text:style-name="Source_20_Text"><text:span text:style-name="T77">src/</text:span></text:span><text:span text:style-name="Source_20_Text"><text:span text:style-name="T78">GramcServices</text:span></text:span><text:span text:style-name="T78"> sont des services comme décrit précédemment. Ce sont eux qui contiennent toute l’« intelligence » de gramc.</text:span><text:span text:style-name="T71"> Le</text:span><text:span text:style-name="T70">s entités ou les</text:span><text:span text:style-name="T71"> contrôleur</text:span><text:span text:style-name="T70">s, qui sont des objets ayant une fonction bien définie, </text:span><text:span text:style-name="T71">doi</text:span><text:span text:style-name="T70">ven</text:span><text:span text:style-name="T71">t </text:span><text:span text:style-name="T70">(en principe) </text:span><text:span text:style-name="T71">contenir le moins possible de code.</text:span><text:span text:style-name="T78"> </text:span><text:span text:style-name="T99">L’essentiel de </text:span><text:span text:style-name="T78">l’algorithmique propre à </text:span><text:span text:style-name="Source_20_Text"><text:span text:style-name="T9">gramc</text:span></text:span><text:span text:style-name="T78"> se trouve dans </text:span><text:span text:style-name="T33">les objets définis dans </text:span><text:span text:style-name="Source_20_Text"><text:span text:style-name="T11">src/GramcServices</text:span></text:span><text:span text:style-name="T33">.</text:span></text:p>
      <text:h text:style-name="Heading_20_2" text:outline-level="2">Le système d’authentification</text:h>
      <text:p text:style-name="Text_20_body">Le système d’authentification de symfony 5 est très bien décrit dans cette vidéo :</text:p>
      <text:p text:style-name="P12">https://www.youtube.com/watch?v=wCvGbv6E0AI</text:p>
      <text:h text:style-name="Heading_20_3" text:outline-level="3">L’entité Individu</text:h>
      <text:p text:style-name="P12"><text:span text:style-name="T58">L’entité </text:span><text:span text:style-name="Source_20_Text"><text:span text:style-name="T58">individu</text:span></text:span><text:span text:style-name="T58"> </text:span><text:span text:style-name="T59">(</text:span><text:span text:style-name="Source_20_Text"><text:span text:style-name="T59">src/Entity/Individu.php</text:span></text:span><text:span text:style-name="T59">) </text:span><text:span text:style-name="T58">implémente les interfaces : </text:span><text:span text:style-name="Source_20_Text"><text:span text:style-name="T58">UserInterface</text:span></text:span><text:span text:style-name="T58">, </text:span><text:span text:style-name="Source_20_Text"><text:span text:style-name="T58">EquatableInterface</text:span></text:span><text:span text:style-name="T58"> et </text:span><text:span text:style-name="Source_20_Text"><text:span text:style-name="T58">PasswordAuthenticatedUserInterface </text:span></text:span><text:span text:style-name="T58">Voir les méthodes correspondantes aux environs de la ligne 270. </text:span><text:span text:style-name="T100">Cela est important car cela permet au système d’authentification d’utiliser cette entité.</text:span></text:p>
      <text:h text:style-name="Heading_20_3" text:outline-level="3">Les rôles</text:h>
      <text:p text:style-name="P12"><text:span text:style-name="T58">Les rôles de l’application sont définis par la méthode </text:span><text:span text:style-name="Source_20_Text"><text:span text:style-name="T59">Individu::</text:span></text:span><text:span text:style-name="Source_20_Text"><text:span text:style-name="T58">getRoles()</text:span></text:span><text:span text:style-name="T58"> : elle renvoie une string qui </text:span><text:span text:style-name="T23">fixe</text:span><text:span text:style-name="T58"> le rôle de l’individu, en fonction de ses propriétés </text:span><text:span text:style-name="T100">(président, administrateur, etc.). </text:span></text:p>
      <text:h text:style-name="P59" text:outline-level="3">L’objet GramcAuthenticator</text:h>
      <text:p text:style-name="P13"><text:span text:style-name="Source_20_Text">G</text:span><text:span text:style-name="Source_20_Text"><text:span text:style-name="T59">ramcAuthenticator</text:span></text:span><text:span text:style-name="T59"> (</text:span><text:span text:style-name="Source_20_Text"><text:span text:style-name="T59">src/Security/GramcAuthenticator.php</text:span></text:span><text:span text:style-name="T59">) implémente l’interface </text:span><text:span text:style-name="Source_20_Text"><text:span text:style-name="T59">AbstractAuthenticator</text:span></text:span><text:span text:style-name="T59">, </text:span><text:span text:style-name="T100">cela permet à </text:span><text:span text:style-name="T59">Symfony </text:span><text:span text:style-name="T100">de l’utiliser </text:span><text:span text:style-name="T59">pour gérer l’authentification des utilisateurs.</text:span></text:p>
      <text:h text:style-name="Heading_20_4" text:outline-level="4"><text:span text:style-name="T62">s</text:span>upports :</text:h>
      <text:p text:style-name="P14">La méthode <text:span text:style-name="Source_20_Text">s</text:span><text:span text:style-name="Source_20_Text"><text:span text:style-name="T59">upports</text:span></text:span><text:span text:style-name="T59"> est appelée à chaque requête, elle renvoie un booléen :</text:span></text:p>
      <text:list xml:id="list617033318" text:style-name="L12">
        <text:list-item>
          <text:p text:style-name="P98"><text:span text:style-name="Source_20_Text">true</text:span> s’il est nécessaire d’activer le mécanisme d’authentification, c’est-à-dire si l’url cliquée <text:span text:style-name="T62">est </text:span>un lien de connexion.</text:p>
        </text:list-item>
        <text:list-item>
          <text:p text:style-name="P98"><text:span text:style-name="Source_20_Text"><text:span text:style-name="T62">f</text:span></text:span><text:span text:style-name="Source_20_Text">alse</text:span> si l’authentification n’est pas nécessaire ou a déjà été réalisée</text:p>
        </text:list-item>
      </text:list>
      <text:h text:style-name="Heading_20_4" text:outline-level="4"><text:soft-page-break/><text:span text:style-name="T62">a</text:span>uthenticate :</text:h>
      <text:p text:style-name="P28"><text:span text:style-name="T59">Dans le cas où </text:span><text:span text:style-name="Source_20_Text"><text:span text:style-name="T59">supports</text:span></text:span><text:span text:style-name="T59"> renvoie </text:span><text:span text:style-name="Source_20_Text"><text:span text:style-name="T59">true</text:span></text:span><text:span text:style-name="T59">, la méthode </text:span><text:span text:style-name="Source_20_Text"><text:span text:style-name="T59">authenticate</text:span></text:span><text:span text:style-name="T59"> est appelée. Elle teste la présence des headers </text:span><text:span text:style-name="T101">HTTP </text:span><text:span text:style-name="Source_20_Text"><text:span text:style-name="T59">eppn</text:span></text:span><text:span text:style-name="T59"> et </text:span><text:span text:style-name="Source_20_Text"><text:span text:style-name="T59">mail. </text:span></text:span><text:span text:style-name="T110">En effet ces headers sont normalement positionnés lorsqu’un utilisateur authentifié par la Fédération d’Identité essaie de se connecter.</text:span></text:p>
      <text:list xml:id="list4117953956" text:style-name="L13">
        <text:list-item>
          <text:p text:style-name="P99"><text:span text:style-name="T59">si </text:span><text:span text:style-name="Source_20_Text"><text:span text:style-name="T59">eppn</text:span></text:span><text:span text:style-name="T59"> est présent, on recherche l’individu correspondant dans la table </text:span><text:span text:style-name="Source_20_Text"><text:span text:style-name="T8">Sso</text:span></text:span><text:span text:style-name="T59">. </text:span></text:p>
          <text:list>
            <text:list-item>
              <text:p text:style-name="P99"><text:span text:style-name="T59">S’il n’y a pas d’individu correspondant </text:span><text:span text:style-name="T101">à cet eppn</text:span><text:span text:style-name="T59">, on </text:span><text:span text:style-name="T60">recopie les headers </text:span><text:span text:style-name="T101">http </text:span><text:span text:style-name="T60">dans la session </text:span><text:span text:style-name="T101">php </text:span><text:span text:style-name="T60">et on lance l’exception </text:span><text:span text:style-name="Source_20_Text"><text:span text:style-name="T60">UsernameNotFoundException</text:span></text:span><text:span text:style-name="T60">. Voir ci-dessous pour la suite des opérations.</text:span></text:p>
            </text:list-item>
            <text:list-item>
              <text:p text:style-name="P99"><text:span text:style-name="T60">Si on trouve un individu (il ne peut y en avoir qu’un seul grâce aux contraintes mises sur la base de données), on renvoie l’objet </text:span><text:span text:style-name="Source_20_Text"><text:span text:style-name="T60">selfValidatingPassport</text:span></text:span><text:span text:style-name="T60">, construit à l’aide de deux objets complémentaires :</text:span></text:p>
              <text:list>
                <text:list-item>
                  <text:p text:style-name="P99"><text:span text:style-name="Source_20_Text"><text:span text:style-name="T60">UserBadge</text:span></text:span><text:span text:style-name="T60"> qui vérifie le mot de passe, en l’occurrence il ne fait rien car les mots de passe sont externalisés.</text:span></text:p>
                </text:list-item>
                <text:list-item>
                  <text:p text:style-name="P99"><text:span text:style-name="Source_20_Text"><text:span text:style-name="T60">GramcBadge</text:span></text:span><text:span text:style-name="T60"> (</text:span><text:span text:style-name="Source_20_Text"><text:span text:style-name="T62">src/Security/GramcBadge.php</text:span></text:span><text:span text:style-name="T62">) </text:span><text:span text:style-name="T60">qui vérifie que le login de cet individu </text:span><text:span text:style-name="T101">n’a</text:span><text:span text:style-name="T60"> pas </text:span><text:span text:style-name="T101">été d</text:span><text:span text:style-name="T60">ésactivé par l’administrateur</text:span></text:p>
                </text:list-item>
                <text:list-item>
                  <text:p text:style-name="P99"><text:span text:style-name="T60">En cas de besoin on peut ajouter d’autres badges pour tester d’autres conditions (une seule condition par badge). </text:span><text:span text:style-name="T101">On pourrait tester par exemple une adresse IP, et ainsi imposer à chaque utilisateur une adresse IP particulière.</text:span></text:p>
                </text:list-item>
              </text:list>
            </text:list-item>
          </text:list>
        </text:list-item>
        <text:list-item>
          <text:p text:style-name="P99"><text:span text:style-name="T60">S’il n’y a pas </text:span><text:span text:style-name="Source_20_Text"><text:span text:style-name="T60">d’eppn</text:span></text:span><text:span text:style-name="T60"> dans les headers, cela signifie qu’on ne s’est pas authentifié avec la fédération d’identité, mais avec le lien </text:span><text:span text:style-name="Source_20_Text"><text:span text:style-name="T60">connexion_dbg</text:span></text:span><text:span text:style-name="T60"> (fausse identification pour le développement). </text:span></text:p>
          <text:list>
            <text:list-item>
              <text:p text:style-name="P99"><text:span text:style-name="T60">Dans ce cas le champ de formulaire </text:span><text:span text:style-name="Source_20_Text"><text:span text:style-name="T60">data</text:span></text:span><text:span text:style-name="T60"> est utilisé pour identifier l’utilisateur, et si on trouve effectivement un individu avec le bon nom en renvoie un </text:span><text:span text:style-name="Source_20_Text"><text:span text:style-name="T60">selfValidatin</text:span></text:span><text:span text:style-name="Source_20_Text"><text:span text:style-name="T62">g</text:span></text:span><text:span text:style-name="Source_20_Text"><text:span text:style-name="T60">Passport</text:span></text:span><text:span text:style-name="T60">, construit cette fois avec :</text:span></text:p>
              <text:list>
                <text:list-item>
                  <text:p text:style-name="P99"><text:span text:style-name="Source_20_Text"><text:span text:style-name="T101">UserBadge</text:span></text:span><text:span text:style-name="T101"> qui ne fait rien</text:span></text:p>
                </text:list-item>
                <text:list-item>
                  <text:p text:style-name="P99"><text:span text:style-name="T101">Le </text:span><text:span text:style-name="T60">badge </text:span><text:span text:style-name="Source_20_Text"><text:span text:style-name="T60">CsrfTokenBadge</text:span></text:span><text:span text:style-name="T60"> qui vérifie que le formulaire n’a pas été rempli par un robot.</text:span></text:p>
                </text:list-item>
                <text:list-item>
                  <text:p text:style-name="P99"><text:span text:style-name="T60">Le badge </text:span><text:span text:style-name="Source_20_Text"><text:span text:style-name="T60">GramcBadge</text:span></text:span><text:span text:style-name="T60"> comme précédemment</text:span></text:p>
                </text:list-item>
              </text:list>
            </text:list-item>
          </text:list>
        </text:list-item>
      </text:list>
      <text:h text:style-name="Heading_20_4" text:outline-level="4">O<text:span text:style-name="T60">nAuthenticationSuccess :</text:span></text:h>
      <text:p text:style-name="Text_20_body">Si l’authentification est un succès, cette méthode est appelée. Elle <text:span text:style-name="T24">écrit une ligne</text:span> dans le journal, puis envoie un « message flash », qui sera affiché à la suite de l’authentification.</text:p>
      <text:h text:style-name="Heading_20_4" text:outline-level="4">O<text:span text:style-name="T60">nAuthentication</text:span><text:span text:style-name="T20">Failure :</text:span></text:h>
      <text:p text:style-name="Text_20_body">Cette méthode est appelée en cas d’échec de l’authentificatio<text:span text:style-name="T61">n. S</text:span><text:span text:style-name="T62">i </text:span><text:span text:style-name="T61">l’eppn et </text:span><text:span text:style-name="T62">le </text:span><text:span text:style-name="T61">mail figurent parmi les headers, cela signifie qu’un nouvel utilisateur essaie d’avoir un compte. On redirige donc vers l’url </text:span><text:span text:style-name="Source_20_Text"><text:span text:style-name="T61">nouveau_compte</text:span></text:span></text:p>
      <text:h text:style-name="Heading_20_2" text:outline-level="2">Les ajouts à bin/console :</text:h>
      <text:p text:style-name="Text_20_body">Plusieurs commandes ont été ajoutées à <text:span text:style-name="Source_20_Text">bin/console</text:span>, pour effectuer des actions de maintenance qui peuvent se révéler longues, donc générer un timeout si on les réalise à partir de l’interface web.</text:p>
      <text:h text:style-name="Heading_20_3" text:outline-level="3">rgpd :</text:h>
      <text:p text:style-name="P36">Doit être utilisée une fois pa<text:span text:style-name="T112">r</text:span> an <text:span text:style-name="T112">(</text:span>en début d’année<text:span text:style-name="T112">)</text:span>, son objet est de supprimer les projets fermés depuis plus de X années, ce qui laissera des individus « orphelins » : ces individus sont alors supprimés à leur tour. L’objectif est d’être conforme au rgpd, qui stipule que l’on doit supprimer les données personnelles qui ne sont plus utiles <text:span text:style-name="T111">à aucun traitement.</text:span></text:p>
      <text:p text:style-name="P37"><text:span text:style-name="Source_20_Text">sudo -u www-data bin/console app:rgpd 10</text:span></text:p>
      <text:p text:style-name="P38"><text:span text:style-name="T112">pour supprimer les projets terminés depuis 10 ans ou plus. A noter que cette commande a pour effet </text:span><text:span text:style-name="T36">collatéral (mais positif)</text:span><text:span text:style-name="T112"> de faire maigrir la base de données.</text:span></text:p>
      <text:h text:style-name="Heading_20_3" text:outline-level="3"><text:soft-page-break/>nettcompta:</text:h>
      <text:p text:style-name="P37">pour nettoyer les tables de comptabilité et ainsi faire maigrir la base de données. </text:p>
      <text:p text:style-name="P37"><text:span text:style-name="Source_20_Text">sudo -u www-data bin/console app:rgpd 2019</text:span></text:p>
      <text:p text:style-name="P37">a pour effet de supprimer presque toutes les données de comptabilité de l’année 2019 : pour chaque ressource de chaque utilisateur, on ne garde qu’un point de mesure tous les 10 jours, ce qui permet d’avoir des données de taille « raisonnable » tout en gardant l’information de consommation, certes sous une forme dégradée.</text:p>
      <text:h text:style-name="Heading_20_3" text:outline-level="3">send-a-mail</text:h>
      <text:p text:style-name="P36">Cette commande est utile dans un contexte de développement, elle a déjà été décrite au début de ce document</text:p>
      <text:h text:style-name="Heading_20_3" text:outline-level="3">brouillage :</text:h>
      <text:p text:style-name="P36">Cette commande est utile pour « brouiller » tous les champs texte de la base de données (y compris les adresses mail) avant de laisser des personnes extérieures travailler sur le code sans exposer des données confidentielles. Attention il reste les documents attachés (graphiques, documents pdf) ceux-ci ne sont pas concernés par le brouillage,</text:p>
      <text:h text:style-name="P54" text:outline-level="2"><text:span text:style-name="Source_20_Text">Astuces de devt</text:span></text:h>
      <text:p text:style-name="P39"><text:span text:style-name="Source_20_Text"><text:span text:style-name="T102">dd()</text:span></text:span></text:p>
      <text:p text:style-name="P39"><text:span text:style-name="Source_20_Text"><text:span text:style-name="T102">dump()</text:span></text:span></text:p>
      <text:p text:style-name="P39"><text:span text:style-name="Source_20_Text"><text:span text:style-name="T110">Modifier ou ajouter un champ à une table de la base de données :</text:span></text:span></text:p>
      <text:h text:style-name="P54" text:outline-level="2">Les normes de codage :</text:h>
      <text:h text:style-name="Heading_20_3" text:outline-level="3"><text:span text:style-name="T14">Définir une</text:span> classe :</text:h>
      <text:p text:style-name="code">/*********</text:p>
      <text:p text:style-name="code">* </text:p>
      <text:p text:style-name="code">* <text:span text:style-name="T14">Cette classe sert à ça et à ça</text:span></text:p>
      <text:p text:style-name="code">*</text:p>
      <text:p text:style-name="code">**/</text:p>
      <text:p text:style-name="code">class MaClasse <text:line-break/>{<text:line-break/> <text:s text:c="3"/>…<text:line-break/>}</text:p>
      <text:list xml:id="list4039070783" text:style-name="L14">
        <text:list-header>
          <text:p text:style-name="P70"/>
        </text:list-header>
        <text:list-item>
          <text:p text:style-name="P71">Un peu de commentaire général au début</text:p>
        </text:list-item>
        <text:list-item>
          <text:p text:style-name="P71">Le nom commence par une majuscule, chaque mot du nom aussi</text:p>
        </text:list-item>
        <text:list-item>
          <text:p text:style-name="P71">Mettre les accolades comme indiqué, indentation de 4 espaces</text:p>
        </text:list-item>
      </text:list>
      <text:h text:style-name="P60" text:outline-level="3">Définir un attribut de classe :</text:h>
      <text:p text:style-name="code">public monAttribut ;</text:p>
      <text:list xml:id="list3934608796" text:style-name="L15">
        <text:list-header>
          <text:p text:style-name="P72"/>
        </text:list-header>
        <text:list-item>
          <text:p text:style-name="P72">Le nom commence par une minuscule, chaque mot du nom par une majuscule</text:p>
        </text:list-item>
      </text:list>
      <text:p text:style-name="P43"/>
      <text:h text:style-name="P60" text:outline-level="3"><text:soft-page-break/>Définir une fonction ou une méthode</text:h>
      <text:p text:style-name="code">/*********</text:p>
      <text:p text:style-name="code">* </text:p>
      <text:p text:style-name="code">* <text:span text:style-name="T14">Cette fonction fait ça,</text:span></text:p>
      <text:p text:style-name="code">*</text:p>
      <text:p text:style-name="code">* <text:s text:c="2"/><text:span text:style-name="T14">params : $projet Le projet en cours</text:span></text:p>
      <text:p text:style-name="code">* <text:s text:c="2"/><text:span text:style-name="T14">return : Un autre projet</text:span></text:p>
      <text:p text:style-name="code">*</text:p>
      <text:p text:style-name="code">**/</text:p>
      <text:p text:style-name="code">public function maFonction(Projet $projet)<text:line-break/>{<text:line-break/> <text:s text:c="3"/>…<text:line-break/>}</text:p>
      <text:p text:style-name="P42"/>
      <text:list xml:id="list162627027646367" text:continue-list="list4039070783" text:style-name="L14">
        <text:list-item>
          <text:p text:style-name="P71">En tête de fonction, mettre un commentaire : ce qu’elle fait, ce qu’elle attend comme paramètres (avec les prérequis), ce qui sort. <text:span text:style-name="T16">Éventuellement</text:span> aussi ce qui se passe en cas d’erreur (exceptions etc)</text:p>
        </text:list-item>
        <text:list-item>
          <text:p text:style-name="P69">Mettre le type de <text:span text:style-name="T14">paramètre</text:span> attendu lorsque c’est possible</text:p>
        </text:list-item>
        <text:list-item>
          <text:p text:style-name="P71">Le nom commence par une minuscule, chaque mot du nom par une majuscule</text:p>
        </text:list-item>
        <text:list-item>
          <text:p text:style-name="P71">Mettre les accolades comme indiqué, indentation de 4 espaces</text:p>
        </text:list-item>
      </text:list>
      <text:p text:style-name="P42"/>
      <text:p text:style-name="P44">Définir une variable locale :</text:p>
      <text:p text:style-name="code">$ma_variable = 0 ;</text:p>
      <text:p text:style-name="code">$maVariable <text:s/>= 1 ;</text:p>
      <text:p text:style-name="P41"/>
      <text:list xml:id="list996319990" text:style-name="L16">
        <text:list-item>
          <text:p text:style-name="P73">Tout en minuscules</text:p>
        </text:list-item>
        <text:list-item>
          <text:p text:style-name="P101">Les mots constituant le nom sont séparés par des _</text:p>
        </text:list-item>
      </text:list>
      <text:p text:style-name="P45">Ou alors :</text:p>
      <text:list xml:id="list1646670889" text:style-name="L17">
        <text:list-item>
          <text:p text:style-name="P74">Comme un attribut de classe</text:p>
        </text:list-item>
      </text:list>
      <text:p text:style-name="P41"/>
      <text:h text:style-name="Heading_20_3" text:outline-level="3"><text:span text:style-name="T15">Ecrire un </text:span>bloc :</text:h>
      <text:p text:style-name="P44">que le bloc soit une classe, une fonction, une boucle ou un if, on le formate de la même manière :</text:p>
      <text:p text:style-name="code">if ($x==0)<text:line-break/>{<text:line-break/> <text:s text:c="3"/>$y = maFonction($x) ;<text:line-break/> <text:s text:c="3"/>$z = $y + 1.<text:line-break/>}</text:p>
      <text:list xml:id="list1366890261" text:style-name="L18">
        <text:list-item>
          <text:p text:style-name="P75">Accolade ouvrante alignée avec le if</text:p>
        </text:list-item>
        <text:list-item>
          <text:p text:style-name="P75">Indentation de 4 colonnes</text:p>
        </text:list-item>
        <text:list-item>
          <text:p text:style-name="P75">Accolade fermante alignée avec le if</text:p>
        </text:list-item>
      </text:list>
      <text:p text:style-name="Text_20_body"/>
      <text:h text:style-name="Heading_20_4" text:outline-level="4"><text:soft-page-break/>S’il n’y a qu’une seule ligne dans le bloc, écrire :</text:h>
      <text:p text:style-name="P47">if ($x==0)<text:line-break/>{<text:line-break/> <text:s text:c="3"/>$y = maFonction($x) ;<text:line-break/><text:span text:style-name="T15">}</text:span></text:p>
      <text:p text:style-name="Text_20_body"/>
      <text:p text:style-name="P1">ou</text:p>
      <text:p text:style-name="P47">if ($x==0) $y = maFonction($x);</text:p>
      <text:p text:style-name="P46"/>
      <text:p text:style-name="P2"/>
      <text:p text:style-name="P2">mais pas :</text:p>
      <text:p text:style-name="Standard">if ($x==0) <text:line-break/> <text:s text:c="3"/>$y = maFonction($x);</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2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list-style-name="" style:class="text">
      <style:paragraph-properties fo:margin-top="0cm" fo:margin-bottom="0.247cm" loext:contextual-spacing="false" fo:line-height="100%"/>
      <style:text-properties style:font-name="Liberation Sans1" fo:font-family="'Liberation Sans'"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align="center" style:justify-single-word="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80%" fo:font-weight="bold" style:font-size-asian="101%" style:font-weight-asian="bold" style:font-size-complex="101%"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Liberation Sans1" fo:font-family="'Liberation Sans'" style:font-style-name="Normal" style:font-family-generic="swiss" style:font-pitch="variable" fo:font-size="9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80%" fo:font-style="italic" fo:font-weight="bold" style:font-size-asian="95%" style:font-style-asian="italic" style:font-weight-asian="bold" style:font-size-complex="95%" style:font-style-complex="italic" style:font-weight-complex="bold"/>
    </style:style>
    <style:style style:name="List_20_1" style:display-name="List 1" style:family="paragraph" style:parent-style-name="List" style:class="list" style:master-page-name="">
      <style:paragraph-properties fo:margin-left="0.635cm" fo:margin-right="0cm" fo:margin-top="0cm" fo:margin-bottom="0.101cm" loext:contextual-spacing="false" fo:line-height="110%" fo:text-align="start" style:justify-single-word="false" fo:text-indent="-0.635cm" style:auto-text-indent="false" style:page-number="auto"/>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master-page-name="">
      <loext:graphic-properties draw:fill="solid" draw:fill-color="#eeeeee" draw:fill-image-width="0cm" draw:fill-image-height="0cm"/>
      <style:paragraph-properties fo:margin-top="0cm" fo:margin-bottom="0.3cm" loext:contextual-spacing="false" fo:keep-together="always" fo:orphans="0" fo:widows="0" style:page-number="auto" fo:background-color="#eeeeee"/>
      <style:text-properties fo:font-weight="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0pt" fo:font-style="italic" fo:font-weight="bold" style:font-size-asian="11.8999996185303pt" style:font-style-asian="italic" style:font-weight-asian="bold" style:font-size-complex="11.8999996185303pt" style:font-style-complex="italic" style:font-weight-complex="600"/>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Menu" style:family="text" style:parent-style-name="Visited_20_Internet_20_Link">
      <style:text-properties style:use-window-font-color="true" fo:font-style="italic" style:text-underline-style="none" fo:font-weight="bold" style:font-size-asian="10.5pt" loext:padding="0.049cm" loext:border="0.06pt solid #000000" loext:shadow="#808080 0.071cm 0.071cm"/>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fo:font-weight="bold"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style:style>
    <style:style style:name="DEV" style:family="text" style:parent-style-name="Menu">
      <style:text-properties fo:font-style="normal" fo:font-weight="normal" style:font-size-asian="10.5pt" loext:shadow="#808080 -0.071cm -0.071cm"/>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code" style:family="text" style:parent-style-name="Source_20_Text">
      <style:text-properties fo:font-size="10pt" style:font-size-asian="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11T12:03:07.115785501</meta:creation-date>
    <dc:date>2022-09-28T16:25:14.875507813</dc:date>
    <meta:editing-duration>PT17H30M10S</meta:editing-duration>
    <meta:editing-cycles>84</meta:editing-cycles>
    <meta:generator>LibreOffice/6.4.7.2$Linux_X86_64 LibreOffice_project/40$Build-2</meta:generator>
    <dc:creator>Emmanuel Courcelle</dc:creator>
    <meta:document-statistic meta:table-count="1" meta:image-count="0" meta:object-count="0" meta:page-count="11" meta:paragraph-count="248" meta:word-count="3677" meta:character-count="23699" meta:non-whitespace-character-count="19955"/>
  </office:meta>
</office:document-meta>
</file>